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1.199cm" style:auto-text-indent="false"/>
      <style:text-properties fo:font-size="14pt" fo:language="ru" fo:country="RU" style:font-size-asian="14pt" style:font-size-complex="14pt"/>
    </style:style>
    <style:style style:name="P3"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P4" style:family="paragraph" style:parent-style-name="Standard">
      <style:paragraph-properties fo:margin-left="0cm" fo:margin-right="0cm" fo:text-align="center" style:justify-single-word="false" fo:text-indent="1.199cm" style:auto-text-indent="false"/>
      <style:text-properties fo:font-size="14pt" style:font-size-asian="14pt" style:font-size-complex="14pt"/>
    </style:style>
    <style:style style:name="P5" style:family="paragraph" style:parent-style-name="Standard">
      <style:paragraph-properties fo:margin-left="0cm" fo:margin-right="0cm" fo:text-align="center" style:justify-single-word="false" fo:text-indent="1.199cm" style:auto-text-indent="false"/>
      <style:text-properties fo:font-size="14pt" fo:font-weight="bold" style:font-size-asian="14pt" style:font-weight-asian="bold" style:font-size-complex="14pt" style:font-weight-complex="bold"/>
    </style:style>
    <style:style style:name="P6"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T1"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5">ВОЗВРАЩЕНИЕ</text:p>
      <text:p text:style-name="P4"/>
      <text:p text:style-name="P4">1</text:p>
      <text:p text:style-name="P3"/>
      <text:p text:style-name="P3">Ночью в городе было почти не видно звезд. Небо, бледно подсвеченное синим у горизонта - неустанное городское освещение, бессмысленное, ведь в этот час, согласно закону, никого не должно быть - постепенно темнело в вышине, поднимаясь над домами, которые казались бесформенными развалинами в разреженном ночном воздухе, возвращая себе свой естественный глубокий цвет, но не звезды, которые пыталось заменить электричество.</text:p>
      <text:p text:style-name="P3">Под этим открытым небом, в котором отражалась пустота, ваккум вселенной, но только не свет, рассеянный в атмосфере, все казалось нереальным и бесплотным, теряло естественные очертания, сливалось с темнотой, и даже вездесущий свет ночных фонарей становился чем-то вроде навязчивых галлюцинации, объяснимых и изученных, как миражи в пустыне.</text:p>
      <text:p text:style-name="P3">Изредка в вышине можно было заметить одну или две тусклые песчинки, хотя все равно, уверившись в то, что свет от города мешает настоящим созвездиям проснуться, казалось, что это вовсе не звезды, а спутники связи, по яркости свечения которых можно определить высоту орбиты, совершающие свой круговой полет над планетой.</text:p>
      <text:p text:style-name="P3">Спутники часто выходили из строя.</text:p>
      <text:p text:style-name="P3">Это было подобно смерти, замедленной агонии, когда чувствуешь как медленно умирает твое тело. Сведенные судорогой мышцы, у которых живую ткань заменяет эластичная резина, а вместо крови - теплая вода, сжимают грудь и спину так сильно, что, кажется, сейчас не выдержат кости. Все тело изнывает от боли, а во рту чувствуется металлический привкус крови. Вздохнуть почти невозможно, смертельная тяжесть подбирается до самого горла, и все вокруг начинает застилать темнота - как небо, лишенное звезд. Почему-то в этот момент думаешь, что именно так должен чувствовать себя человек, умирающий от удушья - зрение становится ненужным из-за отсутствия света, медленно умирают все органы, тебя словно вытолкнули в пустоту, в бесконечное пронизывающее одиночество вселенной, где жизнь длится мгновения. И в тот момент, когда понимаешь, что тело твое уже отказывается сопротивляться боли, что боль поглотила его целиком, и даже мертвая хватка резиновых мышц не в силах противостоять обезумевшей силе притяжения,внезапно становится легче, напряженные мышцы костюма ослабевают, ты уже можешь вздохнуть и, <text:soft-page-break/>приподнявшись, все еще не веря в то, что снова обрел зрение, видишь в иллюминатор удивительную звездную ночь.</text:p>
      <text:p text:style-name="P3">Корабль Адхини выходил из атмосферы Дёзы в сто двенадцатый раз. И во второй раз - вместе с Нивом.</text:p>
      <text:p text:style-name="P3">После кольца ветров, окружавших планету, и короны газов, химический состав которых все еще подвергался усиленному исследованию, начинались концентрические круги орбит - всего девять, у всех свои названия, похожие на имена давно умерших людей, - на высоте от нескольких сотен до двадцати тысяч миль.</text:p>
      <text:p text:style-name="P3">Все спутники последней орбиты образовывали <text:s/>единое кольцо, вереницу постепенно удаляющихся огней, сокращавшую расстояние между людьми, и казалось, что их сосредоточенное существование во тьме орбиты настолько взаимосвязано и едино, что, стоит лишь одному из спутников выйти из строя, как вся система неизбежно выбьется из ритма, начнут хаотично мигать сигнальные маячки, а затем коммуникационная линия погаснет, точно размокнутая электрическая цепь. Но спутники часто ломались, а вместо них продолжали работать другие, перехватывая их сообщения и транслируя их дальше, по релейной линии, пока ослабевающую радио-волну не принимал другой скрытый в тени Дёзы спутник.Но если бы станция вышла из строя, то ее никто не смог бы заменить. </text:p>
      <text:p text:style-name="P3">Об этом Ниву сказали еще перед первым полетом - наверное, считая, что данный факт должен вселить в него чувство гордости за свой труд - но Нив почувствовал лишь страх, как человек, осознающий, что одно его неверное действие может вызвать катастрофу.</text:p>
      <text:p text:style-name="P3">У всех спутников - даже у самых старых и бессмысленных, умевших передавать лишь похожий на ритмичный контрапункт федеральный код, давно забытый, вышедший из моды - были названия, обязательно на гали, длинные и волнующие, как имена богов. И только станция оставалась безымянной. Вместо этого у нее был номер - несколько цифр, дробный знак и окончание, отсчитывающее остаток, - похожий на странную космическую радио-частоту.</text:p>
      <text:p text:style-name="P3">Когда Нив впервые прилетел на станцию, то сильно нервничал, считая, что ему непременно поручат какое-нибудь невыносимо сложное задание, жестокий тест на профессиональные навыки, на умение справляться с ситуацией, преодолевать сопротивление потерявшего опору тела, и если он не справится, если бдительные наблюдатели с Дёзы окажутся недовольными исполнением дотошных инструкций, то ему никогда больше не позволят увидеть эту звездную ночь.</text:p>
      <text:p text:style-name="P3">Но ничего не происходило.</text:p>
      <text:p text:style-name="P3">Скучная профилактика, однообразные дни в невесомости, когда <text:soft-page-break/>пытаешься привыкнуть к тому, что перестал ощущать разницу между положениями в пространстве, жизнь по утвержденному командованием расписанию, плановая проверка всех систем, дотошные отчеты, регулярные выходы на связь с механическим голосом в командном центре, который говорил словно по инерции, повторяя слова, никогда не меняя интонации.</text:p>
      <text:p text:style-name="P3">Самым <text:s/>ярким воспоминанием о полете стало чувство тошноты и легкого расстройства координации, когда Нив спустился из корабля на выжженную посадочную полосу в доке. Вокруг стоял тяжелый разъедающий легкие чад. </text:p>
      <text:p text:style-name="P3">Их вышли встречать - люди в медицинской форме и люди в форме военной полиции, все в масках, как того требовали инструкции. Они повели Нива, бережно держа его под руки и ничего не говоря, с таким видом, что разговоры строго запрещены по уставу встречи, а он с трудом волочил ноги, оглядываясь на обгорелый остов корабля, радуясь этой молчаливой деловито помощи, словно отучившись ходить самостоятельно.</text:p>
      <text:p text:style-name="P3">Ощущения того, что он был в космосе, за пределами планеты, так и не появилось. Ниву казалось, что он пережил двухнедельные пытки. Именно это в центре называли космической программой.</text:p>
      <text:p text:style-name="P3">Все эти дни, которые измерялись по часам, а не по движению солнца, всегда одна и та же сторона планеты, страшное чувство, что ты запаян в герметичной камере, выброшенной за пределы знакомого мира, в пустоту, где не распространяется звук, и какое-то необъяснимое нарушение чувства окружающего пространства, нарушение представлений о собственном теле, нарушение сна и непрекращавшаяся сонная слабость в постоянном полумраке из-за распоряжений экономить электричество, хотя батарей на станции хватило бы еще на сотни лет, а затем возвращение на Дёзу, чудовищное испытание, еще худшее, чем при взлете, во время которого не выдерживает кровеносная система, глаза застилает кровью и кажется, что весь мир вывернут наизнанку. У Нива даже остались синяки от <text:s/>эластичных мышц противоперегрузочного костюма, сжимавших тисками тело в безуспешных попыток остановить приток крови к голове. </text:p>
      <text:p text:style-name="P3">Нив был сначала удивлен, а потом, когда дурнота и головокружение прошли, и он снова привык к неуклюжей тяжести своего тела, досадно разочарован, хотя никому об этом не говорил. В конце концов это просто работа. Работа, о которой мечтают многие - как и он сам когда-то.</text:p>
      <text:p text:style-name="P3">Но во время второго своего полета - хотя по-прежнему не было никаких чрезвычайных происшествий, все та же бессветная плановая проверка, невесомость, лишавшая сна, предписанная правила экономия электричества и ненастоящий воздух, вернее, заменявшая его смесь газов, рождавшаяся в результате химического синтеза, которой они дышали все <text:soft-page-break/>эти дни - Нив вдруг изменил свое мнение.</text:p>
      <text:p text:style-name="P3">Станция, которую он не понял, не увидел в первый раз, неожиданно представилась ему не просто еще одним спутников связи, с самой большой радио-антенной из тех, что когда-либо строили на Дёзе, а таинственным святилищем, выведенном на самую высокую орбиту их иссушенной планеты, центром космического радио, все принципы работы которого были Ниву отлично известны, как того требовали его должность и профессия, однако начинали казаться неисследимыми. Само существование этой станции было противоестественным, нарушало все законы физики, действие которых, наряду с законами здравого смысла, ослабевало тем сильнее, чем больше они удалялись от Дёзы, как будто в темноте космического пространства переставали иметь силу принципы любых человеческих наук, и станция, поднимаясь на самую верхнюю точку, на высоту в двадцать тысяч миль над вечной пустыней, начинала обращать пространство во время, двигаться со скоростью света, оставаясь неподвижной, принимать сигналы, прошедшие через миллиарды миль пустоты. </text:p>
      <text:p text:style-name="P3">Нив подумал, что у станции есть имя, но имя это нельзя произносить вслух.</text:p>
      <text:p text:style-name="P3">Нив работал вместе с тремя другими техниками, старшим инженером профилактической команды. Каждый год его командна должна была убедиться, что станция готова к приему сигналов от исследовательского корабля, летевшего в произвольно выбранную точку в пространстве, официально названную Анади, где не было никаких туманностей или звездных систем, лишь пустота, бессмысленная, как центр бесконечности - со скоростью, которую не мог бы вынести ни один живой человек.</text:p>
      <text:p text:style-name="P3">Проверки всегда шли по строгому плану, и от от плана этого, казалось, нельзя было отступать, даже если станция сойдет с девятой орбиты и начнет падать в пески спящих земель. На все случаи существовала дотошная инструкция, выученная Нивом наизусть как молитва. Все проверки были расписаны по часам. Нива избавляли от необходимости принимать решения, оставалось лишь усердно следить за тем, как выполняют свои обязанности другие и составлять машинальные отчеты о ходе проверок. Часто работы было так много, что Нив почти не видел своих коллег, но даже когда они отдыхали, то часто проводили время в нерешительнолм молчании - им казалось, что каждое их слово записывается и передается в командный центр на Дёзе - и они попросту не знали, о чем можно говорить.</text:p>
      <text:p text:style-name="P3">Каждому отводилась своя каюта, тесный отсек в глубине цилиндрических коридоров, где фотографии - один и тот же вид на анильское море, в желтых тонах, с таким же неестественным засвеченным <text:soft-page-break/>небом - заменяли собой иллюминаторы. Тяжелее всего становилось во время положенного отдых, условной ночью, которая начиналась по часам, когда приходилось мучаться от бессоницы, пытаясь найти удобное положение в пространстве, никогда не знавшем силы тяготения, не предназначенном для жизни, думая, что вид пустыни на стене напоминает не о доме, а об окружающей их пустоте. В эти моменты, на грани сна, болезненно обострялось восприятие, и можно было услышать усталый стон металла, треск приборов в далеких отсеках, методично васчитывающих очередной никому ненужный отчет, ровный гул в бесконечных коридорах, которые проваливались в темноту и другие слуховые галлюцинации. А потом, незаметно, вдруг приходило понимание, что ты находишься внутри самого большого в мире радиоприемника, который принимает сигналы из других миров. Тем временем южный полюс планеты затягивала тень.</text:p>
      <text:p text:style-name="P3">Станция представлялась необъяснимо огромной - помещения под кодовыми номерами, длинные, уходящие в темноту туннели, машинные отсеки, заставленные вычислительными машинами, которые не выключались никогда, - но Нив всегда ощущал какую-то тесно, возможно, из-за искусственного воздуха, который казался пропитанным кислотой как после дождя и тусклого электрического света. На него давила темнота.</text:p>
      <text:p text:style-name="P3">Иллюминаторы на станции были только в одном помещении, которое все называли рубкой. Там - рядом с неизменным видом на одну и ту же сторону планеты, не более реальным, чем фотографии пустыни в каютах - они регулярно отчитывались перед командным центром. Говорил всегда только Нив, а все остальные, согласно уставу, должны были безмолвно присутствовать на церемонных сеансах связи. Там же они нередко собирались вместе во время перерывом - и не решались говорить.</text:p>
      <text:p text:style-name="P3">Со станцией никогда ничего не случалось. Другие техники, летавшие на профилактику задолго до Нива, даже не могли вспомнить, чтобы хоть раз что-нибудь переставало работать. Можно было подумать, что их миссия заключалась вовсе не в проверке исправности всех приборов, ретранслятора, приемной антенны, питающих элементов, срок службы которых во много раз превышал продолжительность жизни любого из них, а в чем-то другом, куда более значительном, что от них старательно скрывали, как если бы само человеческое присутствие изменяло что-то в работе приборов, выдаваших разные показания в зависимости от напряжения в электрической сети.</text:p>
      <text:p text:style-name="P3">После второго полета был длительный перерыв - Нива заменили на другого техника, не удосужившись даже объяснить причины. Он уже решил, что никогда больше не полетит на станцию - это вызывало у него странное облегчение и огорчало одновременно - но потом пришло <text:soft-page-break/>распоряжение, что он утвержден в составе экипажа, в той же должности, что и раньше, на новый полет. Третий, в жизни Нива.</text:p>
      <text:p text:style-name="P3">Адхини был небольшим грузовым кораблем, способным садиться и даже взлетать без ракетоносителя и преодолевать небольшие расстояния в пределах солнечной системы - до ближайших планет. Нив всегда мечтал отправиться туда, в темноту, где, казалось, само распространение света происходило по особым законам, к другим мирам, ради которых приходилось выдерживать куда более жестокие перегрузки, чем во время обычного орбитального полета, но у него была другая миссия, даже более важная, как убеждал он себя.</text:p>
      <text:p text:style-name="P3">Станция, наполовину скрытая черной тенью, была похожа на расколотый купол древнего храма, страшно тонущий в темноте. Адхини медленно приближался к ней - на самой маленькой тяге, в абсолютной тишине. Нив все еще сидел, крепко привязанный тугими ремнями к креслу. В иллюминаторе проплывал подсвеченный солнцем нимб Дёзы, пустынные кратеры помноженные на слитные серые плато городов, отталкиваемый прочь из поля зрения той силой, которая неумолимо тянула их вперед, и у Нива не было сил даже повернуть голову, чтобы посмотреть вслед исчезающей планете. </text:p>
      <text:p text:style-name="P3">Тело его не успело справиться с обморочным ощущением легкости и какой-то зияющей пустоты внутри, словно, вырвавшись из гравитационного колодца, все предметы начинают терять плотность и массу, и он сам превращается в призрака и лишь по привычке считает себя живым, принимая память за реальные ощущения - жжение в легких, тяжесть в ногах, пульсирующая боль под левым веком, из-за которой подводит зрение.</text:p>
      <text:p text:style-name="P3">Грудь и спина болели, обожженные судорожной хваткой эластичной мускулатуры костюма. Все еще не верилось, что мучения закончились, перегрузки сменились невесомостью, а рев моторов - оглушающей тишиной, но станция, вернее огни, условно обозначавшие ее скрытые в тени очертания, уже проступали вдалеке, сменив в иллюминаторе сгинувшую планету.</text:p>
      <text:p text:style-name="P3">Это было похоже на священнодействие, под звук собственного дыхание, сбившегося с ритма, на торжественный обряд в непроницаемом вакууме - плавная, выверенная до каждого малейшего движения стыковка с гигантской приемной антенной на последней орбите, после которой сила гравитации Дёзы окончательно ослабевала, и циклический порядок сменялся жутким хаосом открытого космоса.</text:p>
      <text:p text:style-name="P3">Нив смотрел в иллюминатор на то, как станция неумолимо притягивает их к себе, как постепенно возникает из пустоты вытянутый стыковочный шлюз - словно он всегда был рядом, и им лишь не хватало <text:soft-page-break/>света, - на котором синхронно мигают сигнальные маяки, и поднимается, сначала наискозь, а затем выравниваясь по направлению часовой стрелки, потускневший едва различимый номер - кодовое обозначение станции, напоминающее радио-частоту. </text:p>
      <text:p text:style-name="P3">Все было в точности так же, как и во время предыдущего полета, как будто по-другому и не могло быть - по их кораблю пробежала дрожь, раздался неприятный громкий сигнал, которым рефлекторный автомат, отслеживавший их движение, извещал о превращении двух искусственных тел в одно большое подчиненное законам кругового движения тело, и что-то вокруг, что-то в воздухе на корабле неуловимо изменялась.</text:p>
      <text:p text:style-name="P3">Хотя, соответственно должности, Нив единолично отвечал за проведение всей профилактики, в действительности все его руководство сводилось к проверке, насколько точно исполняются инструкции и приказы, подгтовленные на Дёзе за много дней до их полета. Сначала они должны были проверить питательные элементы и включить систему жизнеобеспечения - терморегуляторы, генераторы кислорода, рециркуляцию воздуха. Этим занимался Нибхат, специалист во всем, что поддерживало их существование в замкнутом пространстве на самой высокой орбите, а Нив должен был сопровождать его, хотя помощь Нибхату никогда не требовалась.</text:p>
      <text:p text:style-name="P3">Они плыли в темноте по узкому коридору, держась руками за поручни в стенах и освещая себе путь мощным прожекторными фонарями. Нив знал - по крайней мере, так рассказывали другие, - что даже при выключенных генераторах на станции еще сохранялся воздух, дыхание сотен людей, побывавших здесь до них.</text:p>
      <text:p text:style-name="P3">Освещая монотонные стены фонарем, Нив вдруг подумал, что станция, когда не работают все эти многочисленные машины, благодаря которым они могут дышать, похожа на склеп.</text:p>
      <text:p text:style-name="P3">Первоначальная проверка и включение систем жизнеобеспечения - когда остальные члены команды оставались на Адхини, а Нив вместе с Нибхатом совершали свой обход - длилась несколько часов. Все это время они дышали воздухом из невесомых баллонов за спинами, который вызывал опьянение и легкую тошноту. Даже когда начинала работать циркуляция, они не снимали, как того требовал устав, свои маски. Работал в основном Нибхат, а Нив лишь безучастно следил за его действиями. После включения системы, Нибхат проводил диагностику, несколько раз подряд проверял показания приборов, а затем - короткий кивок головой, лицо, лишенное выражения, в черной кислородной маске - они перебиралась в следующее помещение, проплывая по очередному длинному туннелю.</text:p>
      <text:p text:style-name="P3">Нибхат летала на станцию дольше Нива, однако он проверял все <text:soft-page-break/>системы с такой тщательностью, что можно было подумать, будто ему поручили это впервые, прочитав прощальное напутствие о том, насколько важен и незаменим его труд.</text:p>
      <text:p text:style-name="P3">Они не снимали маски, пока все системы не начинали работать, и наконец, когда станция оживала, восстанавливалось энергоснабжение, коридоры освещались приглушенным светом, а у потолков тихо шуршали воздуховоды, Нибхат поднимал бесполезную маску и, протерев ладонью потное лицо, удовлетворенно вздыхал. Ниву каждый раз хотелось сказать ему что-то ободряющее, похвалить за выполненный труд, но он не мог подобрать слова. Им еще предостояло настроить передатчик для первого сеанса связи с Дёзой, чтобы отчитаться за проделанную работу.</text:p>
      <text:p text:style-name="P3">Станция неотвратимо проваливалась в тень.</text:p>
      <text:p text:style-name="P3">Через иллюминатор в рубке была видна глубокая ночь на южной стороне планеты. Хотя Нив прекрасно знал, что над городом, над морем Анила, ночь по сравнению с крайним югом всегда спешит на несколько часов, и там уже занимается рассвет, но почему-то, глядя на затмение планеты, ему было так сложно представить обычные городские улицы, дома в абитинском стиле, синий свет газовых фонарей, словно все это существовало лишь в его воображении, а в действительности на Дёзе была лишь мертвая пустыня и безграничная темнота.</text:p>
      <text:p text:style-name="P3">Нив всегда сам зачитывал отчет, подготовленный согласно официальным формулярам. После того, как он заканчивал говорить, ответ из центра приходил не сразу - невидимый оператор с машинным голосом, обезличенность которого требовали сами законы космической связи,</text:p>
      <text:p text:style-name="P3">никогда не торопился, и его рассудительное неторопливое заключение раздавалось из коммуникатора после гнетущего промедления, как будто командный центр и станция были разделены не двадцатью тысячами, а двадцатью миллионами миль. Это было так неестественно и странно - молча ждать ответа из центра, слушая легкое потрескивание на линии. Из-за таких задержек Нив словно начинал физически ощущать, как далеко находится человек, с которым он говорил.</text:p>
      <text:p text:style-name="P3">После этого наступал час тишины.</text:p>
      <text:p text:style-name="P3">На следующий день - они продолжали измерять время по часам, как на Дёзе, хотя законы планетарного времени теряли смысл на орбите, позволяя сохранить лишь призрачную неправдоподобную связь с теми голосами внизу, что исправно передавало их радио - нужно было начать проверку главной антенны, такой огромной, что ее строили из готовых блоков, доставленных ракетоносителями, уже на орбите, в невесомости и черной пустоте вакуума, там, где переставали действовать законы тяготения, из-за которых ее раздавил бы собственный вес.</text:p>
      <text:p text:style-name="P3">Нив руководил по инструкции.</text:p>
      <text:p text:style-name="P3"><text:soft-page-break/>Хотя послание с Вимауны приходило лишь раз в год - интервал между передачами плавно увеличивался по мере того, как корабль удалялся от планеты - станция работала все время, гудели вычислительные машины, тратился заряд вечных, как их называли, батарей, и приемная антенна продолжала ловить разнообразные шумы - случайные обрывки передач от других кораблей, адресованные в пустоту послания, причудливый федеральный код, похожий на мелодию для душевнобольных, треск помех - как будто весь спутник космической связи терпеливо ждал какого-то другого, помимо неразборчивых сигналов с Вимауны, послания.</text:p>
      <text:p text:style-name="P3">Все это исправно протоколировалось, сохранялось на магнитную ленту и хранилось до прибытия профилактической команды, которая должна была изучить эти записи непоследовательных шумов, после чего они навсегда стирались из памяти. Нив сам проверял все данные о работе антенны за последний год. Он спускался в машинный отсек, где потолочный свет был особенно ярким, а голова начинала болеть от низкочастотного гула вычислительных устройств, неустанно просчитывавших длину и амплитуду безымянных радио-сигналов, электромагнитый мусор эфира, и, привязав себя ремнями к неудобному креслу, слишком узкому, сжимавшему таз жесткими боковыми поручнями, словно его создали те, кто имел лишь относительное представление о строении человеческого тела, просматривал все записи, сделанные после того, как на станции в последний раз были люди.</text:p>
      <text:p text:style-name="P3">Эти архивы не имели ни малейшего смысла. Нив не знал, зачем нужно проверять это бессвязное эхо от случайных передач, пытаясь определить их источник и темное беззвучное происхождение - другой спутник, сошедший с ума из-за изменения солнечной фазы, корабль, летящий от ближайших планет. Однако так полагалось по инструкции. Приятель Нива, Акар, говорил, что так, возможно, легче всего убедиться в работоспособности антенны, хотя его объяснение казалось беспомощным и <text:s/>неубедительным, особенно учитывая тот факт, что, перед тем как приступить к изучению шума, они выполняли и стандартную программу диагностики антенны.</text:p>
      <text:p text:style-name="P3">Записи подслушанных передач, которые Нив утомленно штудировал в специальном отсеке, где стены украшал такой же снимок анильского моря, как и в его каюте, нужно было проверить и перепроверить, тщательно и дотошно, и эта ненавистная бессмысленная процедура отнимала у него больше суток.</text:p>
      <text:p text:style-name="P3">Несколько лет назад, когда первичный анализатор на Дёзе не смог сам расшифровать сигналы, приходящие с Вимауны, многие были уверены, что это проблема на станции, и антенну проверяли сотни раз подряд - несколько команд вылетали на девятую орбиту, сменяя друг друга на <text:soft-page-break/>изнурительной вахте, но ничего так и не смогли найти. В итоге все склонились к тому, что произошли непредвиденные неполадеки на Вимауне, вышли из строя передатчики, обезумел автопилот или наблюдается эффект Апараса, как называли его ученые, из-за которого сигналы от корабля, по мере его удаления от Дёзы, загадочно искажаются под действием неизвестных излучений - в том неизученном пространстве, откуда ведется автоматическая передача - и теряют какие-то существенные признаки, которые отличают кодированное послание и обычный шум. Но Нив иногда представлял себе, что проблема все же на станции, что ее просто никто не мог заметить раньше, и неожиданно, проверяя архивы записанного на ленту шума, он обнаружит какую-нибудь незначительную деталь, маленькую ошибку, повлекшую за собой катастрофический сбой всего оборудования, искажая, точно ядерная реакция, весь эфир.</text:p>
      <text:p text:style-name="P3">Незадолго до перерыва к Ниву заглянул Акар, техник, с которым они часто работали вместе. Нив подружился с ним во время первого полета - несколько часов слаженного молчания сближали. Акар был почти того же возраста, что и Нив, хотя выглядел старше, - возможно, из-за того, что у него начинали седеть волосы на висках.</text:p>
      <text:p text:style-name="P3">- Все как обычно? - спросил Акар вместо приветствия.</text:p>
      <text:p text:style-name="P3">Нив почти разочаровано кивнул головой. Он снял наушники и по привычке попытался положить их на консоль, но они, отлетев в сторону, на какое-то мгновение повисли на проводе, точно сила притяжения на станции в этот миг необъяснимо восстановилась и лишь перепутала верх с низом, а потом плавно поплыли в воздухе.</text:p>
      <text:p text:style-name="P3">- Я уже почти с ума схожу от этих проверок, - сказал Нив. - И еще столько всего осталось... Просто нет сил уже.</text:p>
      <text:p text:style-name="P3">- Я тебя немного отвлеку, если ты не против, - сказал Акар.</text:p>
      <text:p text:style-name="P3">Нив заинтригованно посмотрел на своего друга.</text:p>
      <text:p text:style-name="P3">Акар с недовольным хрипом устраивался в кресле напротив Нива - видно было, что он еще не привык к невесомости, движения его казались грубыми и неловкими. Акар посмотрел на снимок на стене, указал на него пальцем и, улыбаясь, хотел что-то сказать, но передумал.</text:p>
      <text:p text:style-name="P3">- Давно хотел с тобой поговорить, - проговорил он, наконец разобравшись с креслом. - Еще с прошлого раз. Но как-то...</text:p>
      <text:p text:style-name="P3">Нив намекающе посмотрел на потолок.</text:p>
      <text:p text:style-name="P3">- Да нет здесь ничего! - хмыкнул Акар. - Уж поверь мне, больно им нужно... К тому же я не собираюсь говорить ни о чем противозаконном.</text:p>
      <text:p text:style-name="P3">- Так в чем же дело? - спросил Нив.</text:p>
      <text:p text:style-name="P3">Ближе к перерыву на станции изменилось освещения - как будто упало напряжение в электрической сети, свет стал глуше и мягче и вызывал усталую сонливость, а вид на пустыню в отсеке казался более <text:soft-page-break/>темным, чем обычно, как будто солнечный день на неудачной фотографии превратился в ранние сумерки над морем дюн.</text:p>
      <text:p text:style-name="P3">- В прошлый раз, - начал Акар, - когда мы проверяли сведение сигналов на ретрансляторе, я заметил одну странную... особенность, и я...</text:p>
      <text:p text:style-name="P3">Нив вдруг понял, что ему даже сложно заставлять себя вдумываться в то, о чем говорил Акар. Голова у него болела. После нескольких часов, проведенных в наушниках, ему начинали мерещиться бессвязные искаженные эхом металлических туннелей звуки, словно запись обрывочных сигналов не кончалось, хотя он и отключил магнитограф.</text:p>
      <text:p text:style-name="P3">- А почему ты мне об этом сообщаешь только сейчас? - сказал Нив. </text:p>
      <text:p text:style-name="P3">Ниву хотелось спросить об этом с властным возмущением - ведь, согласно инструкциям, ему полагалось знать обо всем, что происходило на станции, - но на возмущение у него просто не было сил.</text:p>
      <text:p text:style-name="P3">- Дело в том, - Акар кашлянул и как-то неловно помялся, - что я заметил это только во время перепроверки, а потом уже не смог ничего найти. Может, я просто устал и мне показалось. В любом случае мне не хотелось... ну ты сам понимаешь...</text:p>
      <text:p text:style-name="P3">- Ну ты все-таки решил мне об этом сказать, - продолжил за него Нив, - а значит все-таки не считаешь, что тебе показалось?</text:p>
      <text:p text:style-name="P3">- Может, и показалось, - вздохнул Акар, - но я постоянно думаю об этом. Ведь я проверял несколько раз. Очень сложно так ошибиться.</text:p>
      <text:p text:style-name="P3">- И что ты предлагаешь? - спросил Нив.</text:p>
      <text:p text:style-name="P3">Акар уже собирался ответить, но Нив его опередил:</text:p>
      <text:p text:style-name="P3">- Хотя нет, предложу я. Будем считать, что этого разговора не было. Вернее... Просто продолжим проверки по плану. Если останется время, то проведем дополнительные проверки на сведение, а пока, - Нив хотел развести руками, но вместо этого получился странный нелепый жест, словно он падает и пытается восстановить равновесие, - пока тут в действительности нечего обсуждать.</text:p>
      <text:p text:style-name="P3">- Да, я понимаю, - согласился Акар.</text:p>
      <text:p text:style-name="P3">Он отщелкнул ремень, сжимавший его грудь, привстал из кресла и потянулся к выходу. Нечего обсуждать.</text:p>
      <text:p text:style-name="P3">- Просто я хотел, чтобы ты знал, - сказал он, остановившись у выхода из отсека и нырнул в коридор.</text:p>
      <text:p text:style-name="P3">Во время перерыва в рубке Акар был хмур и неразговорив - казалось, что он даже жалеет о том, что рассказал о своих опасениях Ниву. Нив относился к Акару с уважением, но поверить в то, что тот умудрился найти ошибку в сведении, которую сам же потом не смог подтвердить, он никак не мог. И Акар понимал это.</text:p>
      <text:p text:style-name="P3">На следующий день Нив по-прежнему проверял данные по работе антенны, но никак не мог сосредоточиться. Он постоянно думал о том, как <text:soft-page-break/>Акару, такому дотошному и правильному, могло померещиться расхождение сигналов. Можно было подумать, что это сама станция, ее темные коридоры, утробная тишина, так действуют на людей, и сам он тоже, после очередного полета, начнет замечать то, чего нет.</text:p>
      <text:p text:style-name="P3">На следующий день, незадолго до перерыва, произошла первая на памяти Нива неполадка - начал сбоить генератор, и в отсеке, где он сидел, замигал свет, а вычислительная машина, обезумевшая от перепадов напряжения, вывела на экран какую-то бессмыслицу. Нив уже решил, что это ему лишь померещилось - после его удручающих мыслей об Акаре и надуманной ошибке в сведении сигналов, - но через несколько минут отключилась система рециркуляции воздуха.</text:p>
      <text:p text:style-name="P3">Воздуховоды, равномерно шелестевшие у потолка, застыли, и несколько секунд в отсеке была глубокая тишина, как в безвоздушном пространстве, где не поднимается звуковая волна, а потом засвистел высокочастотный аварийный сигнал, от которого начинали болеть барабанные перепонки, и освещение резко сменилось на красный, как будто глаза затянуло кровавым полотном.</text:p>
      <text:p text:style-name="P3">Нив стал поспешно выбираться из кресла и даже забыл отключить магнитограф, отбросив в сторону ненужные наушники, в которых назойливо шипел чей-то искаженный голос. В коридоре, быстро хватаясь за поручни в стенах, Нив почувствовал, как у него трясутся руки. Нужно было успокоиться. Ведь действия в таких ситуациях также описывались в предусмотрительной инструкции. </text:p>
      <text:p text:style-name="P3">Нив столкнулся с Акаром, который посмотрел на него так, словно совсем недавно предупреждал о том, что подобное может случиться. Нив ничего ему не сказал, молча проскользнув вниз, к другим отсекам, все еще пытаясь унять дрожь в руках. Нибхат, которого Нив застал в его каюте, уже одевал кислородную маску. <text:s/></text:p>
      <text:p text:style-name="P3">Тоннель, который вел в отсек с генератором, был темным - здесь свет отключился совсем, и только негромко звучала у потолка аварийная сигнализация, похожая на тонкий протяжный свист. Казалось, что даже система оповещения о неполадках вышла из строя. Нив видел, как взволнованно дышал Нибхат - он хватался за поручни в стенах так, словно боялся, что сейчас провалится в темноту, широкий луч его фонарика беспомощно метался по коридору.</text:p>
      <text:p text:style-name="P3">Жилые отсеки оставались у них за спиной, они медленно удалялись от последнего источника света, и станция, по мере того, как тускнело аварийное освещение, вновь возвращалась в свое исходное состояние - лишенная человеческого присутствия, со всеми этими машинами, которые преобразывавали электромагнитное излучение в ток.</text:p>
      <text:p text:style-name="P3">Нив пытался успокоить себя - это должно было рано или поздно <text:soft-page-break/>произойти, все эти системы работали уже много лет, и их осмотр даже не являлся приоритетной задачей во время ежегодных проверок. Но все равно, уже после первого своего полета, Нив как-то необъяснимо верил в то, что со станцией ничего не может произойти, что неизменность всех их плановых проверок, работа сотен вычислительных машин, циркуляция воздуха и бесперебойные электрические сети были такими же несомненными, как и их размеренное движение по орбите, как ощущение невесомости собственного тела. </text:p>
      <text:p text:style-name="P3">Они передвигались медленно, как если бы экстренная экипировка, с маской во все лицо и массивными баллонами за спиной - бесполезная, но обязательная по инструкции, хотя генераторы по-прежнему исправно работали - стесняла их движения. Нив слышал каждый свой вздох, и от чистого обжигающего воздуха, поступавшего через резиновые трубки, начинала кружиться голова. И из-за этого все вокруг - темнота впереди, красное марево аварийного освещения за спиной, звук собственного дыхания - становилось еще более нереальным.</text:p>
      <text:p text:style-name="P3">Высокочастотный свист аварийной системы постепенно отдалялся - они спускались в темноту. У Нива было такое чувство, что все законы физики были нарушены, и они пробираются через искаженное пространство к сошедшей с ума машине, которая скоро начнет выкачивать воздух из станции в пустоту. Тоннель, по которому они спускались вниз, был точно такой же, как и предыдущий - с такими же погасшими лампами у потолка и поручнями на стенах. Внизу тускло горел какой-то безотносительный свет.</text:p>
      <text:p text:style-name="P3">Спустившись в отсек, Нив снял маску - его лицо вспотело, дышать через респиратор становилось тяжело. Нибхат удивленно посмотрел на него и тоже снял маску.</text:p>
      <text:p text:style-name="P3">- Ты как? - спросил Нив.</text:p>
      <text:p text:style-name="P3">- Да все отлично, - быстро сказал Нибхат. - Немного... А ты спокоен, как...</text:p>
      <text:p text:style-name="P3">Акар не смог подобрать сравнения.</text:p>
      <text:p text:style-name="P3">- Это только кажется, - сказал Нив. - Хотя меня, наверное, больше испугало то, как неожиданно все это... Второй полет - а почему-то начинаешь думать, что со станцией никогда ничего не может произойти.</text:p>
      <text:p text:style-name="P3">Нибхат кивнул.</text:p>
      <text:p text:style-name="P3">- Это просто неполадка, - продолжал Нив, повторяя те же слова, которыми он сам себя пытался убедить в том, что ничего страшного не произошло. - Все это работает уже черт знает с какого года. Некоторые из цепей, наверное, перегорели, поэтому отключился свет в коридорах и перестала работать система рециркуляции.</text:p>
      <text:p text:style-name="P3">- Да, ты прав, - сказал Нибхат и одел маску.</text:p>
      <text:p text:style-name="P3"><text:soft-page-break/>Он прикрепил фонарик к металлической скобе у входа в отсек - так, чтобы его луч освещал противоположную стену - и стал открывать щиток с предупредительными желтыми пиктограммами, по-прежнему тяжело дыша.</text:p>
      <text:p text:style-name="P3">- Остальные, наверное, даже рады, что что-то наконец случилось, - сказал Нив, хотя Нибхат и не мог ему ответить в маске. - За все эти годы...</text:p>
      <text:p text:style-name="P3">Нибхат закрыл щиток и, странно примкнув к стене, как будто его прижимала к ней непонятная сила, давление в десятки атмосфер, переместился вглубь комнаты.</text:p>
      <text:p text:style-name="P3">Просто смотреть на то, как он работает, было невыносимо.</text:p>
      <text:p text:style-name="P3">- Да, сегодняшний отчет центру будет... Они, видимо, будут... - сказал, путаясь в словах, Нив просто потому что ему было невыносимо молчать.</text:p>
      <text:p text:style-name="P3">Нибхат открывал уже третий щиток.</text:p>
      <text:p text:style-name="P3">- Если здесь все в порядке, то мы можем посмотреть еще... - Нив лихорадочно соображал, вспоминая соответствующие распоряжения. - Тут ведь... не так много...</text:p>
      <text:p text:style-name="P3">Свет на потолке загорелся - неожиданно ярко, так что Нив даже прикрыл лицо рукой, но все равно перед глазами поплыли красные круги, как следы от ожогов на сетчатке. Нив уже привык к темноте, и электрический свет, сопровождавшийся мерным гудением газовым ламп,</text:p>
      <text:p text:style-name="P3">стал раздражать его даже больше, чем аварийная сигнализация.</text:p>
      <text:p text:style-name="P3">Нибхат повернулся к Ниву и, не снимая маски, привычно кивнул головой. Работа сделана. Нибхат аккуратно закрыл щиток, как если бы одно неправильно движение могло вновь привести к замыканию во всей сети, снял со стены фонарь, и они направились в следующий отсек. Рециркуляция все еще не работала.</text:p>
      <text:p text:style-name="P3">В коридоре, соединявшем технические отделения станция, по-прежнему приглушенно свистела неисправная сигнализация. </text:p>
      <text:p text:style-name="P3">Хотя фонари уже были не нужны, Нибхат забыл выключить свой, и круглое отражение от его луча скользило по стенам. Нив подумал, что Нибхат, должно быть, переживает из-за того, что ничего не заметил во время первоначального осмотра, когда они включали систему жизнеобеспечения, возвращая станцию из сна.</text:p>
      <text:p text:style-name="P3">Нив нес свою маску в руке - хотя воздух в коридорах был спертым, у него по крайней мере не было привкуса кислоты, как у концентрированного кислорода из баллонов у них за спиной.</text:p>
      <text:p text:style-name="P3">В следующем отсеке Нибхат встал у прохода и уже собирался вновь прикрепить фонарь к скобе рядом с дверью.</text:p>
      <text:p text:style-name="P3">- Что ты делаешь? - спросил Нив.</text:p>
      <text:p text:style-name="P3">Нибхат раздраженно мотнул головой и наконец отключил фонарь. Затем, слегка оттолкнувшись от стены, поплыл в центр отсека.</text:p>
      <text:p text:style-name="P3"><text:soft-page-break/>Нив стоял в дверях, оглядывая пустой и светлый коридор.</text:p>
      <text:p text:style-name="P3">- Надо бы еще раз проверить генератор, - сказал он. - Если отключится генератор, то это будет... несколько более...</text:p>
      <text:p text:style-name="P3">Нибхат кивнул головой.</text:p>
      <text:p text:style-name="P3">Он вел себя как человек, который понимает, что, если он не поторопится, что если хоть немного замешкается и пропустит тот момент, когда свист у потолка станет вызывающе громким, сменив тревожную тональность предупреждения на вопль безнадежной паники, то вся станция лишится жизни, воздух будет бить фонатами в пустоту, антенна перестанет принимать обращенные в никуда сигналы, и они неотвратимо провалятся в окружающую их пустоту - но при этом пытается себя успокоить, сосредоточиться, понимая, что из-за спешки он только наделает непозволительных ошибок, и поэтому все его движения какие-то неестественно медленные, напряженные, а дыхание частое и тяжелое.</text:p>
      <text:p text:style-name="P3">- Да сними ты уже эту маску, - сказал Нив. - Без нее дышать значительно легче.</text:p>
      <text:p text:style-name="P3">Нибхат остановил на секунд, посмотрел на Нива и снял маску, точно безропотно подчиняясь приказу. </text:p>
      <text:p text:style-name="P3">- Как там дела? Что-то не получается? - спросил Нив.</text:p>
      <text:p text:style-name="P3">- Разбираюсь, - сказал Нибхат.</text:p>
      <text:p text:style-name="P3">- Тебе ничем не нужно помочь? - предложил Нив. - А то я...</text:p>
      <text:p text:style-name="P3">Нибхат лишь помотал головой. Ему нужно было исправить это самому.</text:p>
      <text:p text:style-name="P3">Когда система рециркуляции наконец заработала, раздражающий свист сигнала наконец отключился, и Нив на какое-то мгновение решил, что он потерял слух. Нибхат, по распоряжению Нива, стал проверять генератор кислорода - делал все то же самое, что и в первый их день на станции.</text:p>
      <text:p text:style-name="P3">Нив следил за его работой. Неисправность была устранена, но он почему-то не чувствовал облегчения.</text:p>
      <text:p text:style-name="P3">- Ну вот и все, - сказал Нив. - Все снова работает. Небольшое разнообразие в наших проверках. Осталось только доложить...</text:p>
      <text:p text:style-name="P3">Нив и сам не понимал, как отреагирует центр на сообщение об этих неполадках - они могли прекратить все работы, направить на станцию новую команду, чтобы сделать повторную проверку или же просто похвалить за уверенные и расчетливые действия, благодаря которым неисправность удалость ликвидировать так быстро.</text:p>
      <text:p text:style-name="P3">Уверенные и расчетливые, подумал Нив.</text:p>
      <text:p text:style-name="P3">- Да, извини, - сказал Нибхат, в четвертый раз проверяя показания приборов. - Просто я был немного... застигнут врасплох всем этим.</text:p>
      <text:p text:style-name="P3">- Ты отлично справился, - сказал Нив.</text:p>
      <text:p text:style-name="P3"><text:soft-page-break/>Когда Нибхат стал в пятый раз проверять генератор кислорода, Нив остановил его.</text:p>
      <text:p text:style-name="P3">- Ладно, хватит, - сказал он. - Все закончено. Ты молодец.</text:p>
      <text:p text:style-name="P3">Все было закончено. Свет везде горел, тихо шипели воздуховоды. Нив подумал, как сообщить центру о произошедшем. Во время первоначального осмотра, проведенного под моим руководством, ничто не указывало на возможность выхода из строя... Было оперативно устранено... Проведена полная дополнительная проверка всех систем. На настоящий момент...</text:p>
      <text:p text:style-name="P3">Приглушенный голос из передатчика после продолжительного молчания, когда все собравшиеся в рубке даже стали растерянно перешептываться, наконец произнес:</text:p>
      <text:p text:style-name="P3">- Хорошо. </text:p>
      <text:p text:style-name="P3">Снова молчание.</text:p>
      <text:p text:style-name="P3">- Вы считаете, что можно выполнять профилактику по плану?</text:p>
      <text:p text:style-name="P3">Вопрос был задан так, как если бы единственным ответом на него было "да". <text:s/>Да, несомненно. Конечно же, да. Даже если бы навсегда отключился генератор кислорода, и во всей станции погас свет, можно было бы продолжать профилактику.</text:p>
      <text:p text:style-name="P3">- Хорошо, - повторил голос. - На сколько часов вы отстаете от графика?</text:p>
      <text:p text:style-name="P3">Все смотрели на Нива так, словно он действительно мог принимать какие-то важные решения, а не просто следовать дотошной инструкции. За иллюминатором в рубке была неизменная звездная ночь. Нив подумал, что в городе в это время уже начинает светать, поднимается в воздух священный аэростат, символизирующий утреннее зарево, и первые поезда, после перерыва длиною в ночь, проносятся по эстакадам над сумеречными улицами.</text:p>
      <text:p text:style-name="P3">На следующий день Нив уже заканчивал проверку записей всего, что перехватила за прошедший год приемная антенна. Следующей по плану работ была диагностика ретранслятора. Нив сам взялся прослушать запись последнего эфира, вспомнив о своем недавнем разговоре с Акаром. Это было вовсе не обязателшьно и не являлось частью сведения сигналов, за которое отвечал Акар, однако Нив сам никогда не слушал послания от Вимауны, и ему вдруг захотелось почувствовать то де, что и Ана, которая проводила целые дни в наушниках - как будто он мог разобраться, понять, что же привиделось тогда Акару, лишь проиграв запись на магнитной пленке.</text:p>
      <text:p text:style-name="P3">Все на станции словно бы ждали того, что вновь в металлических стенах зазвучит протяжный аварийный сигнал, отключится свет, перестанет поступать воздух или тепло. Во время перерыва коллеги Нива <text:soft-page-break/>были еще менее разговорчивы, чем обычно. Нив заметил, как <text:s/>Акар подставляет лицо под легкую струю из воздуховода, устало сощуривая глаза.</text:p>
      <text:p text:style-name="P3">Очередной сеанс связи с центром был таким же, как обычно. Выжидающее молчание людей, собравшихся в рубке, плавное шипение приемника, мерцание приборов на панели, хаотичное, постоянно сбивавшееся с ритма. Дёза в иллюминаторе почти сливалась с темнотой.</text:p>
      <text:p text:style-name="P3">Нив в этот раз говорил с трудом, горло у него пересохло от волнения, хотя он уже давно привык к отчетам перед центром, к их монотонным неторопливым ответам, которые приносила с Дёзы радио-волна. Достаточно было лишь говорить то, что от тебя ожидали услышать, то, что следовало говорить по инструкции. Но Нив все равно беспокойно покашливал и запинался.</text:p>
      <text:p text:style-name="P3">Проведены работы... Успешно завершено... Наверстывают графика... Благодаря стараниям... Хорошо. <text:s/>Голос в приемнике словно впитывал в себя холод <text:s/>окружающей пустоты, становился блеклым, обезличенным, неодушевленным. Динамики в рубке немного резонировали, когда голос произносил некоторые слова. Хорошо. Сообщение. Совместно. Продолжайте. Затем бесцветная пауза, точно связь разомкнулась на несколько секунд, и погасли в темноте радиорелейные пути. Планета заходила в тень.</text:p>
      <text:p text:style-name="P3">По завершению сеанса связи Нив позволил себе задержаться в рубке чуть дольше обычно, глядя в иллюминатор на черную планету, он направился вместе с Акаром в отсек, где их ждал Эвам, в окружении никогда не смолкавших вычислительных машин. Акар заметно воодушевился после того, как Нив и правда начал проверку всех протоколов ретранслятора; он был словно благодарен за то, что его стали воспринимать всерьез. </text:p>
      <text:p text:style-name="P3">- А ты ведь говорил, что твоя жена работает в том самом институте, - сказал Акар, когда они вместе пробирались по коридору в машинный отсек.</text:p>
      <text:p text:style-name="P3">- Да, как-то неохотно ответил Нив.</text:p>
      <text:p text:style-name="P3">Акар уважительно качнул головой.</text:p>
      <text:p text:style-name="P3">Они почти не говорили о его жене, их дружба ограничивалась работой. Акар хотел спросить еще о чем-то, но не решился.</text:p>
      <text:p text:style-name="P3">- Надеюсь, мы ничего не найдем, - неожиданно сказал Нив.</text:p>
      <text:p text:style-name="P3">Тоннель, по которому они пробирались, уходил вверх, но там, у плотно сомкнутой створки далекого отсека, было темнее - наверное, перегорели какие-то лампы - и казалось, что они неуверенно, неумело пытаясь справляться с невесомостью, поднимаются в темноту. </text:p>
      <text:p text:style-name="P3">В самом отсеке тоже было сумрачно и шумно, точно весь ток <text:soft-page-break/>поглощали десятки вычислительных машин, издававших ровный электрический гул, и даже лампы на потолке тускнели.</text:p>
      <text:p text:style-name="P3">Эвам, самый молодой из их команды, прилетевший на станцию в первый раз, сидел, ссутулившись у широкого экрана, как-то странно вцепившись в поручни недобного узкого кресла, точно неведомая сила пыталась поднять его к потолку.</text:p>
      <text:p text:style-name="P3">- Ты чего сидишь впотьмах? - сказал Акар.</text:p>
      <text:p text:style-name="P3">Эвам посмотрел на них невидящим взглядом - как у человека, который спит наяву - и ничего не сказал. Акар недовольно покашлял и стал возиться с тумблерами на стене - что-то опять не включалось.</text:p>
      <text:p text:style-name="P3">- Как успехи? - спросил Нив.</text:p>
      <text:p text:style-name="P3">Он слегка оттолкнулся от стены и заскользил вглубь отсека. Акар продолжал возиться с переключателями у дверей.</text:p>
      <text:p text:style-name="P3">- Пока... ничего... - ответил Эвам, странно растягивая слова.</text:p>
      <text:p text:style-name="P3">Ниву вдруг показалось, что он чувствует, как станция медленно изменяет свое положение в пространстве - это движение, которое ощущалось всем телом, было почти неуловимо, как колебания воздуха от истошных сигналов вычислительной машины Эвама, нервно сообщавшей о конце записи и об ошибках ввода. </text:p>
      <text:p text:style-name="P3">Нив улыбнулся, решив, что он сам, должно быть, выглядит так же, как Эвам, после нескольких часов сосредоточенного прослушивания записей космического шума и изучения системных протоколов. Когда приходится изо дня в день проверять эти безотносительные бесплотные данные, начинаешь терять ощущение реальности. Нив подумал, что должна чувствовать его жена, которая целыми днями анализирует фрагменты эфира.</text:p>
      <text:p text:style-name="P3">- Мне нужен магнитограф, - сказал Нив. - Здесь где-то должен быть...</text:p>
      <text:p text:style-name="P3">Эвам не сразу отреагировал на его слова и, лишь когда Нив повторил свой вопрос, то, вспохватившись, стал торопливо оглядываться по сторонам в поисках проигрывателя. В отсеке загорелся яркий свет - Акар удовлетворенно хмыкнул.</text:p>
      <text:p text:style-name="P3">- Так ведь лучше, не правда ли? - сказал он.</text:p>
      <text:p text:style-name="P3">- Не уверен, - сказал Нив, глядя, сощурившись, на потолок.</text:p>
      <text:p text:style-name="P3">Нив чувствовал какое-то гнетущее волнение, хотя ему доводилось слушать разрозненные обрывки сигналов с Вимауны и раньше. Он поставил пленку, одел наушники и включил магнитограф. За спиной Акар что-то настойчиво втолковывал Эваму, склонившись вместе с ним над экраном вычислительной машины. От яркого обжигающего света болели глаза.</text:p>
      <text:p text:style-name="P3">Нив слушал записи эфира несколько часов подряд. Они были так похожи на тот случайный шум и обрывки призрачных передач, по записям <text:soft-page-break/>которых он совсем недавно проверял исправность приемной антенны. Ниву хотелось рассказать об этом кому-то, как если бы всего лишь за половину своего орбитального дня, между сеансом связи и отключением света во время часа тишины, когда приходилось заставить себя заснуть, он умудрился понять то, что многие годы не могли разгадать другие, первичный анализатор, десятки инженеров в институте, их никогда не отключавшиеся вычислительные машины, Ана. Но потом он понимал, что рассказывать в действительности было не о чем, да и вся его работа лишена смысла - не внесенная в план работ, нарушающая беспрекословные инструкции, сводящая с ума.</text:p>
      <text:p text:style-name="P3">Акар и Эвам весь оставшийся день занимались сведением сигналов и, конечно же, не нашли никаких ошибок. Нив был уверен, что их дотошная проверка не принесет никаких результатов и дальше, что проблема в самой Вимауне, в немыслимом расстоянии, преодоленном слабеющим радио-сигналом, в неизвестных излучениях других солнечных систем, через которые пролетает пилотируемые машиной корабль, а сама станция, антенна, ретранслятор работают так же исправно, как и в первые дни на орбите.</text:p>
      <text:p text:style-name="P3">Однако Нив пристально следил за работой своих коллег, спрашивал о результатах, старательно показывая свой интерес, не жалея обидеть своим безразличием Акара.</text:p>
      <text:p text:style-name="P3">Ночью Нив никак не мог заснуть - тело его все еще не привыкло к невесомости, хотя прошло уже несколько дней с их прилета. Даже когда он был на станции впервые, ему так не досаждало это чувство противоестественной бесплотности, потеря точки опоры для собственного тела, когда путается верх с низом и лишь по косвенным признакам, вроде положения намертво прикрепленных к полу к предметов, фотографии анильского моря, выключенным светильникам на потолке, можно восстановить неуверенное зыбкое равновесие.</text:p>
      <text:p text:style-name="P3">Нив старался думать только о работе, это успокаивало его, возвращало из страшного сумрака к знакомой расчисленной действительности, где все было предсказуемо и понятно. План на завтра. Отчет перед командным центром в нервной напряженной тишине рубки. Несмотря на недавние проблемы с электроэнергией, удалось наверстать график работ. В силу этого хотелось бы особенно отметить... Выделять сотрудников во время отчет было не принято, хотя и не запрещалось. Нив подумал, как поведет себя Акар, если он упомянет его при следующем сеансе связи. Текущие проверки не выявили никаких аномалий. Благодаря стараниям... удалось... и теперь мы даже опережаем... Анализ системных протоколов ведется согласно... Решено провести ряд дополнительных проверок... Смещение, нет сведение сигналов. </text:p>
      <text:p text:style-name="P3"><text:soft-page-break/>Нив все еще не мог заснуть. Он чувствовал, как станция медленно меняет свое положение в пространстве, а вместе с ней и весь его отсек - с потухшими лампами на потолке и блеклой фотографией южной пустыни - проваливается в какую-то бессветную пропасть, за границы его зрения, и он остается один на один с пустотой. </text:p>
      <text:p text:style-name="P3">Нив представлял, как он вместе рассматривает что-то на экране вычислительной машине. Эвам медленно нажимает на кнопки - кажется, что пальцы его окоченели и не сгибаются, отрывисто пощелкивает клавиатура, раздаются резкие сигналы, конец записи, неправильный ввод - а затем руки Эвама соскальзывают в темноту. Акар говорит что-то неразборчивое, показывает на экран, но Нив ничего не может разглядеть, синие строчки текста сливаются перед ним, превращаясь в какие-то непонятные символы.</text:p>
      <text:p text:style-name="P3">- Вот здесь, - говорит Акар, и Нив отчетливо слышит его голос. - А еще здесь и здесь. Как будто две совершенно разные записи.</text:p>
      <text:p text:style-name="P3">Ниву хочется возмущенно возразить ему, он уверен, что его друг заблуждается, однако изображение на экране по-прежнему неразборчиво, и в этот момент Нив с ужасом осознает, что он единственный, кто не может прочитать записи протокола, которые вычислительная машина выводит на экран.</text:p>
      <text:p text:style-name="P3">Все эти мысли, хаотичные воспоминания о прошедшем дне вызывали у Нива неприятную болезненную слабость, его тело как будто медленно покидала жизнь, он не мог двинуться, даже вздохнуть было тяжело. Нив начинал постепенно засыпать, но как только связь между ним и окружающим пространством начинало блекнут, ему вдруг казалось, что он тонет, захлебывает в глухой тишине отсека, что ему нечем дышать.</text:p>
      <text:p text:style-name="P3">Мысли о работе не помогали. Нив пытался заставить себя думать о чем-то однородном, повторяющемся, как бесконечные отражения, как звезды, как коридоры на станции, в которых неизбежно путаются направления, и вся станция превращается в безвыходный лабиринт. Округлые металлические стены, переходящие в потолок, прорези работающих воздуховодов, из-за которых безлюдную пустоту технических коридоров наполняет шум слабого механического дыхания, газовые лампы, всегда на равных расстояниях, свет которых постепенно тускнеет, каждая следующая горит тише, чем предыдущая, из-за чего вся станция плавно смещается в темноту, решетки на стенах исчезают, отключается подача воздуха, коридоры переходят в ваккум в пустоту. Нет, это не это. Нив попытался представить, как он сам пробирается по коридору в очередной машинный отсек. Неизменно тусклый свет, но равномерный, везде одинаковый, ровные поручни тянутся по стенам, коридор заканчивается поворотом и начинается новый, точно такой же коридор. Затем дверь в <text:soft-page-break/>отсек... Нет, - Нив поморщился с закрытыми глазами, - все должно быть однообразно, неизменно. Затем еще один коридор.</text:p>
      <text:p text:style-name="P3">Когда Нив наконец засыпал, то никогда не видел снов. Он помнил, он был уверен в том, что на станции ему ни разу не снились сны. Ни в одну из предыдущих ночей, которые в старательно воссозданной темноте этой искусственной ночи казались бесчисленными, хотя он и летал на станцию только второй раз. Как будто самая большая в мира радио-антенна над голова мешала приему сновидений.</text:p>
      <text:p text:style-name="P3">На следующий день все опять шло согласно плану. Акар и Эвам делали сведение, а Нив продолжал слушать записи сигналов с Вимауны. Они работали в одном отсеке - у него за спиной, - и Ниву постоянно казалось, что сейчас Акар радостно вскрикнет - хотя что могло быть радостного в ошибке ретранслятора - Нив не слышал их голоса, даже совсем убавляя громкость магнитографа.</text:p>
      <text:p text:style-name="P3">Когда они закончили делать первую проверку, Нив отправил Эвама работать в другой отсек, и Акар стал заниматься поисками расхождений в сигналах в одиночку. У них был график. От которого нельзя было отсутпать.</text:p>
      <text:p text:style-name="P3">Акар вел себя так, словно сама природа ошибки такова, что ее невозможно обнаружить при первом сведении. Нив почти завидовал его убежденности.</text:p>
      <text:p text:style-name="P3">Во время перерыва коллеги Нива казались более оживленными чем обычно, как будто никого уже не беспокоили мнительные подозрения, что их могут подслушивать с Дёзы, и все привыкли к станции, к ее коридорам и пустоте. О перебоях в питании больше не вспоминали.</text:p>
      <text:p text:style-name="P3">Нибхат, который на тот момент занимался проверкой энергосбережения, увлеченно рассказывал о том, как он познакомился со своей подругой во время недавнего праздника в городе. Он машинально жевал толстый рассохшийся брикет, похожий цветом на известку. Это был их стандартный паек, который утолял голод, но после него всего равно хотелось есть. Нибхат рассказывал о каком-то праздничном представлении, когда факир подбрасывал в воздух веревку, и она не падала, оставаясь висеть, как в невесомости, точно магическая связь неба и земли. Правда, уточнял Нибхат, фокус срабатывал только в том случае, если выпить много шара.</text:p>
      <text:p text:style-name="P3">Все смеялись. Их работа подходила к концу.</text:p>
      <text:p text:style-name="P3">Во время передачи с командным центром Нив собирался в очередной раз сообщить об успехах проверки, о том, что не обнаружено никаких ошибок, что станция работает так же исправно, как и годы назад. </text:p>
      <text:p text:style-name="P3">Неожиданно вмешались сильные помехи - столь неестественные, когда находишься внутри гигантского радио-приемника на орбите планеты. <text:soft-page-break/>Обезличенный голос рассыпался в шорохе и треске, как будто само излучение солнца препятствовало связи.</text:p>
      <text:p text:style-name="P3">Ниву приходилось просить повторить. Он думал, что на Дёзе, в городе, в этот момент занимается рассвет.</text:p>
      <text:p text:style-name="P3">Голос говорил:</text:p>
      <text:p text:style-name="P3">- Как вы оцениваете... - снова помехи, стирающие из эфира целые слова, - ... работ?</text:p>
      <text:p text:style-name="P3">Нельзя было просить повторить бесконечно. Приходилось догадываться, о чем их могут спросить.</text:p>
      <text:p text:style-name="P3">Во время приема в рубке по-прежнему говорил только Нив, никто не пытался вмешиваться, все ждали его ответов. Такова была его роль. Он стал голосом станции. Он отвечал за всех присутствующих. Он всегда действовал по инструкции. У него был план работ.</text:p>
      <text:p text:style-name="P3">Акар снова стал понурым и задумчивым. Он не мог найти никаких ошибок в работе ретранслятора, и это угнетало его. Нив знал, что он занимается проверкой сведения уже в третий раз.</text:p>
      <text:p text:style-name="P3">Ночь Нив опять не могу заснуть. </text:p>
      <text:p text:style-name="P3">Мысли о работе больше не помогали. Нив даже не мог представить себе плавно плывущим по бесконечно одинаковому коридору, что-то постоянно вмешивалось, металлические стены исчезали, все вокруг заполнял вакуум, электрический свет превращался в сияние звезд, как если бы он потерял контроль над своим воображением.</text:p>
      <text:p text:style-name="P3">Нив стал думать об Ане - как она просыпается по утрам без него, сама делает себе укол, едет в переполненном вагоне в институт. Это было похоже на сон, но только Нив не переставал бодрствовать - он слышал шелест воздуховодов в своем отсеке, глухие металлические удары в стенах, которые раздавались из самых недр станции, из бесчисленных машинных отделений, но при этом видел город, неправдоподобно точно воссозданный по памяти, длинные тени на мостовых, серые улицы в начале пасмурного рассвета, и дождь, столь редкий на выжженной планете, на который никто обращал внимания. И жизнь - движение скоростных поездов, опережавших ветер, черные виманы над каменными домами, толкучка на станциях - продолжалась своим чередом. Ана стояла напротив окна вагона, ухватившись двумя руками за поручень. Нив особенно ясно представил себе ее глаза, такие красивые и уставшие, хотя день только начинался, набирал оборот, люди в поезде говорили все громче, шипели громкоговорители, изрыгая бессвязную музыку и треск помех. </text:p>
      <text:p text:style-name="P3">Постепенно всем эти мысли заставили его заснуть, Нив перестал сопротивляться страшному ощущению пустоты, окружавшей его, и провалился в темноту.</text:p>
      <text:p text:style-name="P3">Под утро его разбудил Акар. Свет в отсеке Нива еще не горел, но <text:soft-page-break/>дверь была открыта, а в коридоре уже зажглись все лампы, и отблески от них, как причудливо казалось Ниву, плыли по металлической стене напротив него. Лицо Акара было бледным и словно состарившимся. Он явно не спал всю ночь. Во взгляде его читались усталость и страх.</text:p>
      <text:p text:style-name="P3">- Извини, - прошептал Акар, - но ты должен это увидеть. Пойдем...</text:p>
      <text:p text:style-name="P3">- Ты что... - простонал Нив. - Ты всю ночь...?</text:p>
      <text:p text:style-name="P3">- Пойдем, - настойчиво повторил Акар.</text:p>
      <text:p text:style-name="P3">И они поплыли по коридору. Нив даже не был уверен, зачем его разбудил Акар. Он думал, что ему снился какой-то сон - впервые за все время, которое он провел на станции, - однако сон ускользнул от него в первые секунды пробуждения, и он никак не может его вспомнить. Нив с упреком посмотрел на Акара.</text:p>
      <text:p text:style-name="P3">- Что случилось? - спросил Нив.</text:p>
      <text:p text:style-name="P3">Он все еще чувствовал парализующую слабость после сна. Было сложно сосредоточиться на чем-то.</text:p>
      <text:p text:style-name="P3">- Да, - быстро ответил Акар, устало поморщившись. - Я тебе говорил. Сведение.</text:p>
      <text:p text:style-name="P3">Когда Нив в шутку представлял, как Акар обнаружит все-таки свою клятую ошибку в сведении, то всегда видел его самодовольное и гордое лицо, но Акар был измотан и испуган - как человек, который нашел то, что вовсе не собирался находить.</text:p>
      <text:p text:style-name="P3">Они проскользнули в отсек. Горел свет. Работала вычислительная машина.</text:p>
      <text:p text:style-name="P3">- Вот здесь, - сказал Акар, неподвижно глядя перед собой.</text:p>
      <text:p text:style-name="P3">- Что зесь? - спросил Нив.</text:p>
      <text:p text:style-name="P3">Он напряженно всматривался в синие строчки системной протокола на мерцающем лучевом экране.</text:p>
      <text:p text:style-name="P3">- Ну здесь же, здесь! </text:p>
      <text:p text:style-name="P3">Акар как-то нервно дернулся и нетерпливо посмотрел на Нива.</text:p>
      <text:p text:style-name="P3">- Слушай, - сказал Нив. - Я с трудом сейчас соображаю. Ты меня разбудил... Давай во всем спокойно разберемся.</text:p>
      <text:p text:style-name="P3">- Да, извини, - проговорил Акар, устало вздыхая. - Сейчас...</text:p>
      <text:p text:style-name="P3">Он присел в кресло и повернул к Ниву экран.</text:p>
      <text:p text:style-name="P3">- Вот посмотри, это сигнал... - Акар осекся, точно говорил на выдохе, и ему не хватило воздуха. - А это...</text:p>
      <text:p text:style-name="P3">- Не вижу, - сказал Нив.</text:p>
      <text:p text:style-name="P3">- Как не видишь? - возмутился Акар. Вот же, я показываю!</text:p>
      <text:p text:style-name="P3">Нив потер руками лицо. Ему хотелось спать. Он чувствовал себя так, словно мучался от бессоницы много дней поряд и, когда наконец сумел избавиться от всего, что мешало ему заснуть, забылся, провалился в болезненный тревожный сон, его бессердечно разбудили и заставили <text:soft-page-break/>пялиться в монитор.</text:p>
      <text:p text:style-name="P3">- Знаешь, я не могу до бесконечности потакать твоим безумствам, - раздраженно сказал Нив. - Я тебе уже сказал, я ничего не вижу. И если ты проспишься, то...</text:p>
      <text:p text:style-name="P3">Акар перебил его - он стал громко зачитывать данные с экрана. Нив хотел остановить его - было уже достаточно, он не собирался и дальше терпеть эти безумства - но Акар, казалось, перестал его замечать. Оставаться вместе с ним уже не имело смысла. Нив в сердцах подумал, что обязательно сообщит о произошедшем центру. Он оттолкнулся от спинки кресла, слегка не рассчитав усилие, и его стало относить к стене, а не к закрытому люку отсека. Нив уперся в стену рукой и еще раз подтолкнул себя к двери. Ему хотелось только спать. У него еще был час или два <text:s/>перед тем, как согласно их распорядку, начнется рабочий день. Акар продолжал говорить. Его голос звучал бесстрастно и ровно как запись.</text:p>
      <text:p text:style-name="P3">Уже открывая дверь, Нив вдруг замер и обернулся. Акар замолчал и с укором посмотрел на Нива.</text:p>
      <text:p text:style-name="P3">- Где это? Не может быть! - выдохнул Нив.</text:p>
      <text:p text:style-name="P3">Он заскользил обратно, борясь с сонным нарушением координации.</text:p>
      <text:p text:style-name="P3">- Покажи!</text:p>
      <text:p text:style-name="P3">- Я только что это делал, - сказал Акар.</text:p>
      <text:p text:style-name="P3">- Покажи еще раз, - настойчиво повторил Нив.</text:p>
      <text:p text:style-name="P3">- Вот здесь. - Акар стал водить пальцем по экрану. - И здесь. Очевидное расхождение.</text:p>
      <text:p text:style-name="P3">Нив увидел.</text:p>
      <text:p text:style-name="P3">- Да и правда, - озадаченно произнес он.</text:p>
      <text:p text:style-name="P3">Он не мог поверить в то, что показывал экран.</text:p>
      <text:p text:style-name="P3">- Но ведь это...</text:p>
      <text:p text:style-name="P3">- Незначительно? - предложил Акар.</text:p>
      <text:p text:style-name="P3">- Да, неужели ты думаешь, что это могло повлиять на работу первичного анализатора? К тому же машина могла ошибиться при выводе записей протокола из-за скачка напряжения, ты же знаешь - такое бывает.</text:p>
      <text:p text:style-name="P3">- Я проверил десять раз, - сказал Акар.</text:p>
      <text:p text:style-name="P3">Нив еще раз посмотрел на синие строчки на экране.</text:p>
      <text:p text:style-name="P3">- Такое ничтожное, - ошеломленно сказал он. - Автоматическая проверка и близко не смогла бы... Я не могу поверить, что из-за такой мелочи...</text:p>
      <text:p text:style-name="P3">- Я знаю только одно, - сказал Акар. - Допустимое количество расхождений при сведении - ноль. Без уточнения, насколько они могут быть значительными. </text:p>
      <text:p text:style-name="P3">В этот момент Нив даже пожалел о том, что Акар нашел свою ошибку в сведению, которая еще несколько часов назад казалась <text:soft-page-break/>причудливым вымыслом, невозможным согласно самому порядку вещей, - не нужно было разрешать ему делать дополнительные проверки, не нужно было самому проверять запись последнего эфира.</text:p>
      <text:p text:style-name="P3">- И что теперь? - сказал Нив. - Ты ведь понимаешь, что это впервые за все время существования станции.</text:p>
      <text:p text:style-name="P3">- Я понимаю, что подобные ошибки возникают уже много лет подряд, и просто мы первые кто смог их заметить, - сказал Акар и добавил: - Нужно немедленно сообщить в центр.</text:p>
      <text:p text:style-name="P3">Нив несколько раз проверил этот злополучный фрагмент протокола. Не оставалось сомнений - его друг нашел ошибку в сведении. Когда они напрявлялись в рубку, то Нив почему-то подумал, что расхождение сигналов - это экстренная ситуация, а в экстренных ситуациях освещение должно смениться на красный, и зазвучать пронзительный аварийный сигнал.</text:p>
      <text:p text:style-name="P3">Резонирующий голос из приемника как всегда была неестественно спокоен:</text:p>
      <text:p text:style-name="P3">- Сколько раз вы сами проверил результат? - спросил он.</text:p>
      <text:p text:style-name="P3">Нив попытался вспомнить, сколько раз в таких случаях полагалось проверить результаты, полученные другим сотрудником. Ведь в этом и заключалась его основная обязанность - проверять, как работают другие.</text:p>
      <text:p text:style-name="P3">- Четыре раза, - сказал он.</text:p>
      <text:p text:style-name="P3">Они собрали в рубке всех остальных инженеров - в спешке, ничего не объясняя, сказав лишь то, что у них внеплановый сеанс связи с центром. Нибхат и Эвам, наверное, думали, что на станции вновь какие-то неполадки, перестала работать система жизнеобеспечения, они сходят с орбиты, и страшная непонятная сила выталкивает их в пустоту.</text:p>
      <text:p text:style-name="P3">- Вы пытались определить причины расхождения? - спросил голос.</text:p>
      <text:p text:style-name="P3">Причины расхождения? Но ведь расхождение невозможно. Они пытались определить, что расхождение действительно есть.</text:p>
      <text:p text:style-name="P3">- Вы и сотрудник, нашедший расхождение, должны определить причины расхождения, -методично говорил голос. - Остальные сотрудники должны сделать повторную проверку сведения. Мы ждем подробного отчета во время следующего сеанс связи.</text:p>
      <text:p text:style-name="P3">Нив даже не думал о том, что придется искать причины расхождения сигналов. Он посмотрел на Акара, но тот лишь непонимающе покачал головой.</text:p>
      <text:p text:style-name="P3">- Они надеются, что мы за несколько часов решим эту проблему, - сказал Акар, когда Нив отключил передатчик.</text:p>
      <text:p text:style-name="P3">- Но мы ведь ее создали, - сказал Нив.</text:p>
      <text:p text:style-name="P3">Они снова плыли по коридору, который уходил в темноту - туда, где тускнели лампы, или же начинали подводить глаза, уставшие от <text:soft-page-break/>электрического света - и казалось, что коридор бесконечно огибает всю станцию по кругу. Нив пытался отталкиваться от поручней на стенах, чтобы поспевать за Акаром, но руки его дрожали.</text:p>
      <text:p text:style-name="P3">Завтра - последний их день на станции. По крайней мере так было до того, как он проснулся. Впрочем, Нив хорошо представлял себе, что произойдет в ближайшие часы. Они ничего не найдет. Голос из передатчика - возможно, им снова начнут мешать помехи - будет все таким же бесстрастным. Нив зачитает свой отчет - результатов нет.</text:p>
      <text:p text:style-name="P3">- Меня больше беспокоит, что Нибхат и Эвам ничего не найдут, - сказал Акар. - Как и ты сам поначалу.</text:p>
      <text:p text:style-name="P3">И они вышлют другую команду - Нив в этом не сомневался. До начала эфира, до того, как зашифрованный сигнал с Вимауны дойдет до станции, еще было время. А их отправят на Дёзу, где будут долго держать как заключенных, заставляя отвечать на одни и те же вопросы. И они больше никогда не полетят на станцию.</text:p>
      <text:p text:style-name="P3">- Я даже не знаю, как искать эту... причину расхождения, - продолжал говорить Акар, словно сам с собой.</text:p>
      <text:p text:style-name="P3">Нив чувствовал себя так же, как и в тот день, когда он вместе с Нибхатом продирался через темноту коридора, чтобы устранить неполадки в системе рециркуляции воздуха - только на лице его не было дыхательной маски.</text:p>
      <text:p text:style-name="P3">- Ты ве</text:p>
      <text:p text:style-name="P3">дь понимаешь, что нас скорее всего уже никогда не пошлют на станцию, - сказал Нив с упреком, как будто обвиняя Акара в том, что тот нашел расхождение.</text:p>
      <text:p text:style-name="P3">- Почему? - удивился Акар. - Я лично никогда не понимал, как они там определяют состав команды. Я летаю сюда уже черт знает сколько лет подряд, хотя наверняка не все отзывы обо мне были такими уж положительными. Так что я бы не загадывал.</text:p>
      <text:p text:style-name="P3">И тут Ниву вдруг захотелось вернуться домой, в город, к Ане. Завтрашний день должен быть последним. Станция, ее погребальный сумрак и тишина, вновь стала казаться ему безжизненной и пустой - в ней не было ничего священного, только старая электрическая проводка. Пусть ему дадут новое назначение, он поедет в другой город, в пустыню, в спящие земли - как бы далеко его не отправили, это все равно будет ближе, чем вечная ночь на высоте в двадцать тысяч миль.</text:p>
      <text:p text:style-name="P3">- Я думаю, мы еще станем героями, - в шутку сказал Акар.</text:p>
      <text:p text:style-name="P3">Его лицо в нечетком свете потолочных ламп машинного отсека казалось совсем осунувшимся и бескровным - Нив подумал, что Акар, должно быть, не спал далеко не единственную ночь.</text:p>
      <text:p text:style-name="P3">И вдруг он понял - Акар нашел на станции именно то, что хотел <text:soft-page-break/>найти, то, ради чего он сюда прилетел. И смог убедить в этом всех остальных. Как сумасшествие, которое передается всем окружающим. А что он сам хотел искал на станции, почему хотел вернуться сюда? Сны - как будто в том, чтобы увидеть сон, находясь внутри громадной радио-антенны, было и правда что-то магическое. Планету в тени, то, как день сменяет ночь, удивительную звездную ночь в иллюминаторе в рубке. </text:p>
      <text:p text:style-name="P3">А в городе по ночам было почти не видно звезд.</text:p>
      <text:p text:style-name="P3"/>
      <text:p text:style-name="P4">3</text:p>
      <text:p text:style-name="P3"/>
      <text:p text:style-name="P3">Ничего не было обнаружено. Коридоры станции после отбоя заполняла звенящая пустота - казалось, что от человеческого присутствия осталось лишь угасающее эхо, как будто Нив был один во всем этом чудовищном комплексе, лишенном гравитации и света, наедине с самим собой.</text:p>
      <text:p text:style-name="P3">Он так устал, что не мог заснуть - тело его наконец привыкло к невесомости, однако, стоило ему закрыть глаза, как перед ним, в пульсирующей темноте, в которой отдавались биения его сердца, возникали дрожащие синие цифры, кодовые инструкции, многозначные пометки дат - непрерывные отражения с лучевых экранов, бесконечные системные протоколы, которые он просматривал уже много дней подряд. Изображение, прерываемое резким магнитным треском, расходилось волнами, точно на воображемый экран действовало какое-то излучение, которое препятствовало мерной работе чувствительного устройства. Символы, которые монотонная вычислительная машина неустанно выводила не экран, вздрагивали и расслаивались, превращаясь в другие непонятные знаки, и Нив, напряженно вглядываясь в эту неясную рябь, безуспешно силился понять, о чем же пытается сообщить ему машина.</text:p>
      <text:p text:style-name="P3">Ничего не было обнаружено. Результат, который с самого начала представлялся неизбежным и которого Нив тщетно пытался избежать. Во время очередного сеанса связи Нив просто не мог больше ничего сказать, и голос в приемнике, казалось, впервые обрел человеческие эмоции.</text:p>
      <text:p text:style-name="P3">- Хорошо, - раздалось после секундного молчания. - К вам будет направлена группа проверки. Ждите прилета через восемнадцать часов.</text:p>
      <text:p text:style-name="P3">Нив молча кивнул головой, как будто радиосвязь могла передавать жесты. </text:p>
      <text:p text:style-name="P3">Он непроизвольно сжимал пальцы, сцепив руки за спиной - встав как во время рапорта перед неумолимым командованием, глядя через иллюминатор на чёрную планету.</text:p>
      <text:p text:style-name="P3">- Теперь надо будет еще и им помогать обнаружить расхождения, - сказал Акар, когда раздраженный голос отключился.</text:p>
      <text:p text:style-name="P3"><text:soft-page-break/>Ночью Нив не мог заснуть.</text:p>
      <text:p text:style-name="P3">Синие отблески с лучевых экранов преследовали его, точно навсегда отпечавшись на сетчатке глаз. Ниву даже казалось, что он начинает понимать те знаки, которые проносились перед ним в темноте. Он пытался убедить себя в том, что все это - лишь следствие напряжения последних дней и усталости, результат мучительной бессоницы и той болезни, с каким-то невыразительным названием, от которой старадают все путешественники в безвоздушном пространстве. Теперь уже от них ничего не зависит, уже со следующего дня решением проблемы будет заниматься новая команда, однако странные видения не отпускали его.</text:p>
      <text:p text:style-name="P3">Через восемнадцать часов. Уже меньше, чем восемнадцать часов. Было понятно, что их возвращение откладывается - Ана будет ждать его и волноваться, не зная, что произошло. Об их полетах не рассказывают по радио, командный центр не передает послания членам семьи.</text:p>
      <text:p text:style-name="P3">На следующий день, проснувшись на несколько часов раньше обычного, Нив сразу отправился в отсек, точно надеясь, что за те несколько часов, которые оставались у них перед прибытием новой команды, они сумеют доказать, что им не нужна эта навязанная помощь с Дёзы, что они могут во всем разобраться сами, что они подготовят самый подробный отчет, исправят все ошибки - нужно лишь еще немного времени, хотя бы день, один-единственный день.</text:p>
      <text:p text:style-name="P3">Акар уже сидел в отсеке напротив вычислительной машины. Он выглядел еще более изможденным, чем вчера.</text:p>
      <text:p text:style-name="P3">- Что-то ты сегодня поздно, - попробовал пошутить Акар, заметив Нива.</text:p>
      <text:p text:style-name="P3">Нив вдруг подумал, что вся их работа лишена смысла, как будто сами средства,которые они используют, все эти вычислительные машины, которые так легко сходят с ума от перепадов напряжения, просто не способны настолько точно проверить сведение, чтобы исключить все малейшие расхождения. Ошибка вовсе не в сигналах, которые станция посылает на Дёзу, ошибка в них самих.</text:p>
      <text:p text:style-name="P3">- Они все равно прилетят, - вдруг сказал он Акару.</text:p>
      <text:p text:style-name="P3">- Я знаю, - ответил Акар.</text:p>
      <text:p text:style-name="P3">Они сидели некоторое молча - Ниву казалось, что всего лишь несколько минут. Приглушенно потрескивали вычислительные машины, мерцали лучевые экраны. Потом Акар вдруг сказал:</text:p>
      <text:p text:style-name="P3">- Шесть часов.</text:p>
      <text:p text:style-name="P3">Нив удивленно обернулся к нему, словно желая спросить о чем-то, но лишь просто кивнул головой.</text:p>
      <text:p text:style-name="P3">Их работа не имела смысла.</text:p>
      <text:p text:style-name="P3">Когда Акар, зачем-то отчитывавший время, сказал, что остался всего <text:soft-page-break/>один час, они решили сделать перерыв и переместились в рубку.</text:p>
      <text:p text:style-name="P3">Корабль показался на радаре раньше положенного времени. </text:p>
      <text:p text:style-name="P3">Пульсирующая точка медленно приближалась к центру экрана, исчезая, когда ее смывала круговая волна - принимаемые датчиками станциями отражения радио-волн - и появляясь вновь. Машина методично отслеживала полет, издавая сигналы разной тональности, все громче и выше, по которым можно было определить, насколько близко к ним находится корабль, даже не глядя на экран. Но Ниву почему-то казалось, что это станция, наполовину погруженная во тьму, призывает корабль к себе.</text:p>
      <text:p text:style-name="P3">Нив подумал, что надо бы встретить людей на том корабле. И он должен пойти один. Или нет, вместе с Нибхатом - как обычно, когда они вместе включали систему жизнеобеспечения или чинили отключившуюся рециркуляцию воздуха и свет.</text:p>
      <text:p text:style-name="P3">Когда они передвигались по тоннелю к шлюзу, то Ниву казалось, что лампы у потолка горят ярче, чем обычно, хотя это был все тот же свет, который окружал его последние дни, напряжение в сети оставалось неизменным - Нибхат регулярно проверял работу всех систем после недавней аварии. Но свет все равно резал Ниву глаза.</text:p>
      <text:p text:style-name="P3">Группа проверки состояла из четырех человек - так же, как и их команда, - но говорил всегда один, высокий упитанный мужчина с крупными чертами лица, который все время как-то странно поджимал губы и втягивал щеки, точно старался изменить свое лицо, придать ему какое-то позабытое выражение. У него было длинное имя - Пратифалан, - но он разрешил называть его просто Прат, наверное, думая, что эта легкая фамильярность позволит ему скорее разговорить инженеров.</text:p>
      <text:p text:style-name="P3">Сразу же по прибытии Прат предложил всем собраться в рубке, чтобы, как он выразился, объяснить ситуацию. Он ни о чем не спрашивал, не требовал подробных отчетов. Он говорил сам.</text:p>
      <text:p text:style-name="P3">Два других человека из прилетевшей с ним команды остались у дверей рубки, преграждая остальным выход. Они напоминали людей из военной полиции - из тех, которые на Дёзе проверяют документы у прохожих по вечерам. Эвам испуганно косился на них, остальные же делали вид, что не замечают охранников у выхода из рубки.</text:p>
      <text:p text:style-name="P3">- Мне бы хотелось, чтобы все поняли меня правильно, - сказал Прат. - Моя цель - помочь вам оценить возникшую проблему и вместе с вами подготовить подробный отчет для центра. Я здесь, чтобы помочь, - добавил он, улыбаясь.</text:p>
      <text:p text:style-name="P3">Лицо Прата на секунду расслабилось, щеки одрябли, а губы стали полными и пунцовыми как у толстяка.</text:p>
      <text:p text:style-name="P3">Помочь оценить проблему, подумал Нив. Как можно оценить <text:soft-page-break/>проблему. Ему захотелось спросить Пратифалана - вернее, просто Прата, - как сильно им придется задержаться на станции.</text:p>
      <text:p text:style-name="P3">- Для этого нам необходимо составить план действий, - продолжал Прат. - Поймите, что это в наших общих интересах. Чем быстрее мы придем к единому...</text:p>
      <text:p text:style-name="P3">Нив и Акар переглянулись. Было сложно понять, о чем вообще говорит этот человек - возникало такое впечатление, что он уверен, будто бы вся команда Нива скрывает какую-то важную информацию, и его задача - помочь... призвать к сотрудничеству... оказать незаменимую... <text:s/>план действий... в общих интересах... - заставить их во всем признаться как во время допроса.</text:p>
      <text:p text:style-name="P3">Прат продолжал говорить, убеждая всех в том, насколько важно открытое сотрудничество и какую незаменимую помочь он может оказать. Как будто он в действительности не понимал даже причину своего приезда и произносил стандартную заготовленную речь, частично забытую да и составленную совсем для другого случая.</text:p>
      <text:p text:style-name="P3">Прат много говорил о себе и ничего - о других людях, которые прибыли вместе с ним на станцию. Нив не выдержал и сказал:</text:p>
      <text:p text:style-name="P3">- Извините, а не могли бы и вправду перейти к плану действий? Мы можем предоставить вам отчет о всех работах, проведенных на станции. Последние несколько часов мы пытались определить причины расхождения сигналов, но, к сожалению...</text:p>
      <text:p text:style-name="P3">- Вы старший инженер? - перебил его Прат.</text:p>
      <text:p text:style-name="P3">- Да.</text:p>
      <text:p text:style-name="P3">- Разумеется, вы правы, - Прат как-то брезгливо улыбнулся. - И у меня, конечно же, есть детальная инструкция от центра... И мне, бесспорно, понадобятся все ваши отчеты.</text:p>
      <text:p text:style-name="P3">Прат замолчал, сжимая и растягивая губы так, что весь рот его становился белым. Видимо, речь его наконец закончилась. Никто в рубке не решался его еще о чем-то спросить.</text:p>
      <text:p text:style-name="P3">- Что-нибудь еще? - спросил Прат, разглядывая приборную панель на консоли, ярдом с которой он стоял.</text:p>
      <text:p text:style-name="P3">Нив вдруг подумал, что Прат заметно нервничает, что, несмотря на все свои непонятные речи, Прат еще в большем замешательстве, чем они сами.</text:p>
      <text:p text:style-name="P3">- Хотелось бы действительно понять, что от нас требуется, - вмешался Акар.</text:p>
      <text:p text:style-name="P3">- Разумеется, - сказал Прат. - От вас требуется выполнять свою работу.</text:p>
      <text:p text:style-name="P3">Он произнес это с непонятным укором, точно Нив и его команда до этого самовольно игнорировали распоряжения из командного центра, и он <text:soft-page-break/>прилетел только за тем, чтобы настоятельно напомнить им об обязанностях.</text:p>
      <text:p text:style-name="P3">- Работу по плану, - продолжал Прат, - первоначальному плану, который у вас был. Ведь ваши проверки еще не закончены, не так ли? И даже... произошедшее не отменяет того факта, что остальные системы должны быть...</text:p>
      <text:p text:style-name="P3">Прат вздохнул с наигранной усталостью и обвел тупым бесцветным взглядом всех собравших в рубке людей.</text:p>
      <text:p text:style-name="P3">- Я же займусь всем остальным, - заключил он.</text:p>
      <text:p text:style-name="P3">- Правильно ли я понимаю, - спросил Нив, - что нам следует прекратить все работы по проверке сведения?</text:p>
      <text:p text:style-name="P3">- А разве... - начал Прат, собираясь, видимо, упрекнуть Нива в том, что тот недостаточно внимательно слушал его бредовое выступление, но передумал. - Пока, да, - сказал Прат. - Об остальном я сообщу позже.</text:p>
      <text:p text:style-name="P3">Он вновь уставился на приборную панель. Выступление закончилось, все были свободны. Кроме Нива, которого Прат попросил проводить его до отсека с протокольными вычислительными машинами. Нив боялся, что Прат опять начнет говорить ему о необходимости сотрудничества и своей непонятной помощи, но Прат поначалу и вовсе молчал, неуклюже пробираясь по тоннелю вслед за Нивом.</text:p>
      <text:p text:style-name="P3">- Да, каждый раз как в первый, - сказал он наконец, когда они уже отдалились от рубки, и свет впереди казался совсем тусклым - длинный коридор замыкала темнота. - Так сложно привыкнуть к этой... воздушности. - Прат выразительно покачал перед собой рукой, словно желая убедиться, что собственное тело еще ему подчиняется.</text:p>
      <text:p text:style-name="P3">- А потом сложно привыкать к ее отсутствию, - сказал Нив.</text:p>
      <text:p text:style-name="P3">Когда они уже были в машинном отсеке, Нив надеялся, что Прат хотя бы попросит показать ему ошибку в сведении - но тот лишь быстро осмотрел работающие машины, как бы удостоверяясь, что Нив привел его в нужное место, и натянуто улыбнулся.</text:p>
      <text:p text:style-name="P3">- Отлично, - сказал он. - Но не буду вас больше отвлекать.</text:p>
      <text:p text:style-name="P3">- Вы разберетесь, где... - начал Нив.</text:p>
      <text:p text:style-name="P3">- Разумеется, - сказал Прат, отворачиваясь.</text:p>
      <text:p text:style-name="P3">Нив направился к двери.</text:p>
      <text:p text:style-name="P3">- Да, кстати, - окликнул его Прат. - Те отчеты, о которых вы говорили, - он снова как-то неестественно улыбнулся. - Я бы с удовольствием взглянул на них.</text:p>
      <text:p text:style-name="P3">Нив вышел в коридор. Он не понимал, что происходит, но ему больше не хотелось думать об этом.</text:p>
      <text:p text:style-name="P3">Дейстовать согласно инструкции. План работ.</text:p>
      <text:p text:style-name="P3">Нив торопливо поднимался вверх по тоннелю, быстро перехватывая <text:soft-page-break/>руками поручни на стенах. Он был почти рад тому, что больше не нужно заниматься проверкой сведения - эта работа сводила его с ума, он был в тупике и не знал, где и как нужно искать причину ошибки.</text:p>
      <text:p text:style-name="P3">Неподалеку от своей каюты Нив встретил Акара, который словно нарочно пожидал его, чтобы поговорить. Нив понимал, что Акара наверняка сильно расстроило указание прекратить все работы, связанные с ретранслятором. Он даже думал, что Акар начнет возмущаться действиями Прата, - хотя тот в действительности почти ничего не предпринимал, - что он и пришел к нему для того, чтобы высказать свои обиды, но Акар лишь печально сказал, что мог бы и сам разобраться в проблеме, если бы ему дали еще немного времени.</text:p>
      <text:p text:style-name="P3">- Да, - согласился Нив, хотя в действительности от его утренней решимости самостоятельно разобраться во всех проблемах не осталось и следа. </text:p>
      <text:p text:style-name="P3">Нив вдруг почуствовал, что его смущает присутствие друга - как будто даже мысли о том, чтобы смириться с распоряжениями Прата, прекратить поиски расхождения, поддавшись усталости, были слабовольным предательством, из-за которого он не мог смотреть Акару в глаза.</text:p>
      <text:p text:style-name="P3">После прибытия группы проверки все на станции вновь стали молчаливыми - как в самые первые дни, - и боялись обсуждать что-то даже во время перерыва. У Нива было гнетущее чувство, что он в действительности неправильно понимает причины приезда Прата - когда это ясно всем остальным, кроме него, - но он решался поговорить об этом даже с Акаром.</text:p>
      <text:p text:style-name="P3">Прат все время проводил в машинном отсеке и выбирался в рубку лишь во время сеансов связи, постоянно жалуясь на невесомость. Он даже ни о чем не спрашивал Нива после того, как получил от него отчеты. Но спустя два дня, когда их работы, согласно плану, подходили к концу, Прат неожиданно вызвал к себе Акара.</text:p>
      <text:p text:style-name="P3">Это было во время перерыва, как будто Прат специально ждал, когда все на станции соберутся в рубке. Нив был уверен, что Акар задержится у него ненадолго, и потом, следующим по списку, к Прату пойдет сам Нив. Однако даже вечером - когда, согласно всем синхронизированным часа на станции, на Дёзе начинался закат, - Акара не было в его каюте.</text:p>
      <text:p text:style-name="P3">Нив не мог просто ждать. Он выбрался из своего отсека и стал медленно скользить вниз - длинный тоннель шел под уклон, и Ниву казалось, что он постепенно проваливается в бессветные недра станции. Было сумрачно и тихо. Свет потолочных ламп и правда напоминал вечерний.</text:p>
      <text:p text:style-name="P3">У отсека, где, как считал Нив, Прат допрашивал его товарища, <text:soft-page-break/>дежурило два человека - из тех, что прилетели вместе с Пратом. Они закрывал собой дверь в отсек, а другой, напротив него, преграждал проход, удерживаясь за настенные поручни. Они не заметили Нива - или же он просто был им неинтересен. Нив неуверенно приблизился, и тогда тот, что сутулился у стены взглянул на него - тихо, беззлобно - и покачал головой.</text:p>
      <text:p text:style-name="P3">- Мне нужно поговорить со своим инженером, - сказал Нив и нервно закашлялся. - Это срочно. Я хотел бы...</text:p>
      <text:p text:style-name="P3">Человек у стены ничего не ответил и лишь снова качнул головой. Второй, у двери, даже не обращал на Нива внимания.</text:p>
      <text:p text:style-name="P3">Продолжать спрашивать о чем-то не имело смысла. Нив замер перед охранниками, не зная, что ему делать. Просто повернуться и подняться обратно, вверх, в своей отсек, точно в камеру заключения, было бы постыдной трусостью. Эти люди, лишенные имен, которые, как говорил Акар, лишь мешают им выполнять свою работу, не имеют права так вызывающе нарушать все заведенные здесь порядки, они не могут ему препятствовать, он может передвигаться по станции, когда ему вздумается - у него есть обязанности, план, график работ.</text:p>
      <text:p text:style-name="P3">Свет, гулкая тишина тоннеля. Нив словно почувствовал, как металлические стены станции гудят от электрического напряжения, как тусклый свет разливается по ее заизолированным венам, как мерно дышат воздуховоды. Он еще раз кашлянул - ему хотелось пить, в горле пересохло как от простуды - и направился к охранникам, судорожно хватаясь за широкие сваи в стенах.</text:p>
      <text:p text:style-name="P3">Тот, у стены, который умел лишь невыразительно качать головой, пораженно уставился на Нива, а затем метнулся вперед, преграждая ему путь. Его товарищ вытянулся и напрягся, прижавшись к двери, защищая своим телом проход в отсек. Нив продолжал двигаться вперед. Он был готов к тому, что сейчас человек, вставший перед ним, резко оттолкнет его назад, в глубь коридора, или даже попробует ударить, и между ними завяжется драка - абсурдная потасовка в невесомости, - но охранник, когда Нив подошел к нему вплотную, неожиданно отступил, плавно откатился к стене, пропуская его. Второй охранник продолжал закрывать собой дверь, глядя на Нива с какой-то собачьей неприязнью. Они так ничего и не сказали, как будто им запретили говорить.</text:p>
      <text:p text:style-name="P3">Свет, гулка тишина тоннеля. Нив придвинулся к человеку, который преграждал ему проход в отсек, почти касаясь его плечом, и, с силой оттолкнувшись от стены, заскользил вниз по коридору - охранники наверняка уставились ему вслед, - широко взмахивая руками, точно ныряя в разреженный искусственный воздух. Он неудачно врезался в стену, оттолкнулся вновь и так проскользил до самого конца коридора - скрывшись из виду, в тени, за поворотом - и остановился, тяжело вздыхая, <text:soft-page-break/>удерживаясь дрожащими руками за поручни, но чувствуя себя так, слоно только что совершил безумный подвиг, хотя в действительности всего лишь прошел мимо двух молчаливых людей.</text:p>
      <text:p text:style-name="P3">Дальше по коридору было только техническое отделение с генераторами кислорода, после которого сведенные с потолком стены упирались в тяжелую металлическую перегородку с серебристыми наличниками по краям, напоминавшую чем-то наглухо заваренный иллюминатор.</text:p>
      <text:p text:style-name="P3">Нив зашел в технический отсек - внутри было шумно и необычно душно - и закрыл за собой дверь. Он чувствовал, что почему-то не может вернуться назад. Нужно было остаться здесь хотя бы на какое-то время - как будто он и правда пришел по делу, ему необходимо что-то проверить, сверить показания приборов. Нив не мог даже представить, как вновь будет пробираться по коридору - мимо двух человек, которые уже несколько часов подряд охраняли отсек, где о чем разговаривали Прат и Акар.</text:p>
      <text:p text:style-name="P3">Нив стал осматривать генераторы - огромные короба, издававшие низкочастотный раздражающий гул. Потом открыл силовой щиток на стене.</text:p>
      <text:p text:style-name="P3">Он так и остался в отсеке - на всю ночь. Нив уселся в кресло рядом с силовым щитком и, пристегнув себя ремнем, долго пребывал в беспомощной болезненной дреме - духота и шум от генераторов мешали ему заснуть. Поначалу он следил за машинами, которые создавали воздух и думал, о чем Прат может несколько часов подряд допрашивать его друга, а потом как-то резко, неожиданно провалился в сон.</text:p>
      <text:p text:style-name="P3">Утром у Нива - из-за того, что он всю ночь провел в техническом отсеке - сильно болела голова. Возвращаясь по коридору к себе, он даже не думал о двух охранниках, с которыми не хотел сталкиваться вчера, и их действительно уже не оказалось у машинного отделения, проход был свободен, все также тускло горели потолочные лампы, затухая впереди, из-за чего создавалось впечатление, что на всей станции медленно отключается свет.</text:p>
      <text:p text:style-name="P3">Нив встретился с Акаром в отделении, где они делали последние проверки. </text:p>
      <text:p text:style-name="P3">- Ката! - воскликнул Акар, увидев Нива. - Ты где был? Я заходил к тебе несколько раз утром.</text:p>
      <text:p text:style-name="P3">- Да... мне просто нужно было проверить... - неуверенно проговорил Нив и выжидающе посмотрел на Акара. - Ты как?</text:p>
      <text:p text:style-name="P3">Акар был сильно взволнован - его запавшие глаза лихорадочно поблескивали, как и в то утро, когда он обнаружил ошибку в сведении.</text:p>
      <text:p text:style-name="P3">- Он увидел! - сказал Акар. - Я ему все показал.</text:p>
      <text:p text:style-name="P3">- Увидел ошибку? - переспросил Нив. - И что он сказал об этом?</text:p>
      <text:p text:style-name="P3"><text:soft-page-break/>- Ну как обычно, в своей манере - так, что в итоге ничего не понятно. Но он согласен, что это могло... повлиять на первичный анализатор.</text:p>
      <text:p text:style-name="P3">- Но что вы делали так долго? - спросил Нив. - Он ведь продержал тебя до самого позднего вечера.</text:p>
      <text:p text:style-name="P3">- Да, мы там долго сидели, - согласился Акар. - Я уж не решился тебя вчера будить. Он хотел, чтобы я показал ему, как именно мне удалось обнаружить расхождение. Говорил, что хочет понять, почему его не могли найти другие... Странный вообще тип... Фактически пришлось перепроверить один довольно большой фрагмент.</text:p>
      <text:p text:style-name="P3">Нив кивнул головой. Если бы он вчера не потащился к машинному отделению, где были Прат и Акар, то узнал бы обо всем значительно раньше.</text:p>
      <text:p text:style-name="P3">- Но он увидел, - повторил Акар. - Мне удалось ему все показать.</text:p>
      <text:p text:style-name="P3">- И что будет дальше? - спросил Нив. - Он ни о чем не говорил?</text:p>
      <text:p text:style-name="P3">- Да нет, я же говорю, - вздохнул Акар. - Непонятно ничего. Впрочем, он обещал что-то такое обсудить с центром.</text:p>
      <text:p text:style-name="P3">Головная боль Нива продолжала усиливаться. Он выпил несколько таблеток, но они не помогали - его лишь начало подташнивать. Нив подумал, что всему виной волнение и беспорядочные события последних дней - но теперь их работы закончены, им предстоит последний отчет. </text:p>
      <text:p text:style-name="P3">Через несколько часов он уже докладывал командному центру, что все запланированные работы завершены, и больше не было обнаружено никаких проблем.</text:p>
      <text:p text:style-name="P3">- Хорошо, - бесцветно сказал голос из приемника. - Поздравляю с завершением вашей миссии.</text:p>
      <text:p text:style-name="P3">- Мы ждем дальнейших указаний, - сказал Нив.</text:p>
      <text:p text:style-name="P3">- Поздравляем с успешно завершенной работой, - повторил голос и смешался с треском помех.</text:p>
      <text:p text:style-name="P3">Нив разобрал только последнее слово - домой.</text:p>
      <text:p text:style-name="P3">- Не понял, повторите, - сказал Нив.</text:p>
      <text:p text:style-name="P3">Ему показалось, что он даже слышит дыхание людей, собравшихся в рубке. Прат стоял рядом с ним. Нива уже мутило от головной боли.</text:p>
      <text:p text:style-name="P3">- Пора возвращаться домой, - проскрипел голос.</text:p>
      <text:p text:style-name="P3">Нив не помнил, чтобы его команда так радовалась возвращению - все улыбались, даже Прат поздравил их, повторив те же слова, что и голос из приемника. Но когда рубка опустела, он приблизился к Ниву - движения его стали ровным и четкими, видно было, что он уже успел освоиться в невесомости - и сказал:</text:p>
      <text:p text:style-name="P3">- Проводите меня до моего отсека.</text:p>
      <text:p text:style-name="P3">И они вместе поплыли по коридору.</text:p>
      <text:p text:style-name="P3">Прат поначалу ничего не говорил и лишь молча следовал за Нивом, <text:soft-page-break/>иногда немного обгоняя его и отставая вновь.</text:p>
      <text:p text:style-name="P3">- А вы, я смотрю, освоились, - сказал Нив, чтобы нарушить молчание.</text:p>
      <text:p text:style-name="P3">- Да, да, - деловито сказал Прат, втягивая щеки. - Ко всему можно привыкнуть, - и добавил чуть позже: - У меня есть к вам несколько вопросов. Это не займет много времени. Вы, надеюсь, не против уделить мне пару минут?</text:p>
      <text:p text:style-name="P3">Нив недоуменно взглянул на него.</text:p>
      <text:p text:style-name="P3">- ...Перед отъездом, - добавил Прат, неприятно улыбаясь.</text:p>
      <text:p text:style-name="P3">Он пропустил Нива вперед в отсек. Потом проскользнул вслед за ним и запер дверь изнутри. Нив подумал, что сейчас в коридор выползут молчаливые охранники и встанут на часах. Прат небрежно указал рукой на кресло.</text:p>
      <text:p text:style-name="P3">- У нас большие проблемы, - сказал Прат, когда Нив устроился. - Я думаю, вам придется мне кое-что объяснить.</text:p>
      <text:p text:style-name="P3">- Проблемы? - переспросил Нив. - Но мне казалось, что центр...</text:p>
      <text:p text:style-name="P3">- Разумеется, вы больше не нужны на станции! - резко перебил его Прат. - Но это не отменяет того факта, что нам все же необходимо во всем разобраться.</text:p>
      <text:p text:style-name="P3">- Я готов ответить на любые ваши вопросы, - сказал Нив.</text:p>
      <text:p text:style-name="P3">Прат несколько раз кивнул головой и как будто сразу же успокоился, расслабленно вытянувшись в кресле напротив Нива.</text:p>
      <text:p text:style-name="P3">- Скажите, - неожиданно спросил Нив, - а все-таки какова ваша роль во всем этом? С тех пор, как вы прибыли, мы не продвинулись ни на шаг. Возможно, если бы мы продолжили работать...</text:p>
      <text:p text:style-name="P3">Но Прат, казалось, не слышал его. Нив потер рукой лоб. Головная боль не проходила.</text:p>
      <text:p text:style-name="P3">- Есть несколько... - сказал Прат, - непонятных моментов... Прежде всего, согласно вашим же отчетом и словам вашего сотрудника, поначалу никаких расхождений обнаружено не было, но вы тем не менее решили проводить дополнительные проверки.</text:p>
      <text:p text:style-name="P3">- Акар считал, что нужно их сделать, - сказал Нив. - Он хороший специалист, и я доверяю его чутью.</text:p>
      <text:p text:style-name="P3">- То есть вы были согласны с тем, что даже когда ничего не было обнаружено во время планового сведения... - Прат сделал небольшую паузу, - чутье вашего специалиста поможет ему найти ошибку?</text:p>
      <text:p text:style-name="P3">Нив замешкался, не зная, что ответить. Прат продолжал.</text:p>
      <text:p text:style-name="P3">- Также мне непонятно, почему вы уделили такое внимание именно системе ретрансляции. Почему не были проведены дополнительные проверки всех остальных систем?</text:p>
      <text:p text:style-name="P3">Нив почувствовал резкую колющую боль в висках. </text:p>
      <text:p text:style-name="P3">- Слушайте, - сказал он. - Я действовал согласно плану работ. <text:soft-page-break/>Сотрудник обратился ко мне с просьбой провести дополнительные проверки. Сведение очень сложная задача, и он считал, что от него постоянно что-то... ускользает. И, как видите, в итоге он оказался прав.</text:p>
      <text:p text:style-name="P3">Прат пристально смотрел на Нива, поджимая губы и вытягивая челюсть, из-за чего щеки его становились худыми и запавшими. Нив поморщился от головной боли, касаясь пальцами виска. Прат заинтересованно качнул головой.</text:p>
      <text:p text:style-name="P3">- С вами все в порядке? - спросил он.</text:p>
      <text:p text:style-name="P3">- Да... да, все все отлично, - ответил Нив.</text:p>
      <text:p text:style-name="P3">- Хорошо, - сказал Прат. - Кстати, вы очень мне помогаете. Думаю, что наша беседа окажется даже короче, чем я изначально предполагал. У меня осталось всего несколько вопросов.</text:p>
      <text:p text:style-name="P3">Нив постарался сесть ровно - выпрямил спину, обхватил руками поручни кресла. Как будто Прат засомневал бы в правдивости его слов только из-за, что у Нива болит голова.</text:p>
      <text:p text:style-name="P3">- Итак, - продолжал Прат, - насколько я понимаю, если какой-нибудь сотрудник, допустим, Нибхат, подойдет к вам и скажет, что у него есть... подозрение или, лучше сказать, чутье, что надо срочно, и непременно несколько раз подряд, проверить систему... ну, скажем, систему жизнеобеспечения... то вы... - Прат вопросительно поднял руки. - Как вы поступите? Отмените возвращение домой? Сообщите центру, что не собираетесь пока улетать?</text:p>
      <text:p text:style-name="P3">- Сейчас несколько иная ситуация, - сказал Нив.</text:p>
      <text:p text:style-name="P3">- Иная? Позвольте узнать, в чем?</text:p>
      <text:p text:style-name="P3">- Сейчас все работы закончены, - сказал Нив. - Мы сообщили центру...</text:p>
      <text:p text:style-name="P3">- Я так понимаю, что на тот момент все работы по сведению были также закончены, - сказал Прат. - Но вас ведь это не остановило?</text:p>
      <text:p text:style-name="P3">- Я сделал что-то неправильно? - спросил Нив.</text:p>
      <text:p text:style-name="P3">- Напротив, я бы даже рекомендовал вас премировать, - осклабился Прат.</text:p>
      <text:p text:style-name="P3">- В чем же тогда большие проблемы, о которых вы говорили?</text:p>
      <text:p text:style-name="P3">Прат ничего не ответил. Нив почувствовал, как у него начинает непроизвольно вздрагивать щека.</text:p>
      <text:p text:style-name="P3">- Ладно, - сказал он. - Вернемся к... кстати, к системе жизнеобеспечения. Я так понимаю, что вскоре после прилеты были проблемы?</text:p>
      <text:p text:style-name="P3">- Да, и я все описал подробно, - сказал Нив.</text:p>
      <text:p text:style-name="P3">Он подумал, что зря выпил таблетки от головной боли - от них почему-то стало только хуже.</text:p>
      <text:p text:style-name="P3">- Разумеется, разумеется, - кивнул Прат. - Но мне вот интересно, а ни <text:soft-page-break/>у кого из ваших сотрудников не было... эээ... предчувствия, что что-то подобное может случиться?</text:p>
      <text:p text:style-name="P3">Нив молчал.</text:p>
      <text:p text:style-name="P3">- Ведь первоначальная проверка происходила под вашим контролем? - продолжал Прат. - И вы сами ничего не заметили, ничего... не почувствовали?</text:p>
      <text:p text:style-name="P3">- Нашей приоритетной задачей являлась проверка работосопобности систем приема и передачи информации, - сказал Нив.</text:p>
      <text:p text:style-name="P3">- Разумеется, разумеется. Вы абсолютно правы, - сказал Прав. - Я же говорю - вас нужно представить к награде.</text:p>
      <text:p text:style-name="P3">Он некоторое время молчал, наблюдая за Нивом - как доктор за своим пациентом.</text:p>
      <text:p text:style-name="P3">- Хорошо, - сказал Прат. - Я вижу, что вам уже немного утомила наша беседа. Но мы почти закончили. Вы мне многое прояснили. У меня осталось всего несколько вопросов.</text:p>
      <text:p text:style-name="P3">Нив поднял на Прата измученные глаза.</text:p>
      <text:p text:style-name="P3"/>
      <text:p text:style-name="P4">6</text:p>
      <text:p text:style-name="P3"/>
      <text:p text:style-name="P3">Его разбудила сигнализация - тонкий протяжный писк над головой. Нив не сразу сообразил, что происходит. Он в своем отсеке, он больше не спит. На потолке мигали красные аварийные лампы. Он добрался до двери, все еще плохо соображая после сна и выскользнул в коридор.</text:p>
      <text:p text:style-name="P3">У Нива было такое чувство, словно ему только что снился какой-то очень важный пронзительный сон - вопреки тем необъяснимым законам, которые действовали на станции и не только мешали сновидениям, но даже не давали ему по многу часов заснуть, - но он никак не может его вспомнить.</text:p>
      <text:p text:style-name="P3">В длинном тоннеле, уходящем к машинному отделению, тоже горел аварийный свет. Нив заметил сначала Нибхата, а затем и Акара - они, видимо, спешили к нему. На Нибхате даже была, как и полагалось, респираторная маска, и он часто, тяжело дышал, с силой втягивая в себя воздух.</text:p>
      <text:p text:style-name="P3">Первой по инструкции следовало проверить приемную антенну.</text:p>
      <text:p text:style-name="P3">- Который сейчас час? - устало спросил Нив, когда спускались по коридору.</text:p>
      <text:p text:style-name="P3">Никто не знал времени.</text:p>
      <text:p text:style-name="P3">Нив подумал, что чувствовал бы себя лучше, если б так и смог заснуть и всю ночь бы провел, прислушиваясь к странному сдавленному шуму в сквозных тоннелях, который нередко мерещился ему после того, как на станции выключали свет. </text:p>
      <text:p text:style-name="P3"><text:soft-page-break/>С приемной антенной все было в порядке, невозмутимо работали десятки вычислительных машин в отсеке, приборы не показывали скачков напряжения в сети.</text:p>
      <text:p text:style-name="P3">- Может, рециркуляция? - предпложил Акар. - Как в прошлый раз...</text:p>
      <text:p text:style-name="P3">- Но сейчас-то она, очевидно, работает, - сказал Нибхат.</text:p>
      <text:p text:style-name="P3">- Может, был какой-нибудь сбой, который не зафиксировали приборы. И из-за этого включилась сигнализация. А теперь рециркуляция заработала снова.</text:p>
      <text:p text:style-name="P3">- Невозможно, - покачал головой Нибхат. - Тогда бы сигнализация отключилась.</text:p>
      <text:p text:style-name="P3">- Только если нет каких-нибудь проблем в самой системе аварийного оповещения, - усмехнулся Нив. - Тем не менее надо проверить.</text:p>
      <text:p text:style-name="P3">Они снова вышли в коридор. <text:s/>У Нива от непрестанного высокочастотного свиста разболелась голова, но именно благодаря головной боли он начинал постепенно верить в реальность происходящего - в то, что все это, пульсирующий красный цвет, истошная тревога, Нибхат в респираторной маске, не было странным кошмаром, который приснился ему в последний день станции.</text:p>
      <text:p text:style-name="P3">Система рециркуляции воздуха также исправно работали, вычислительные машины не зафиксировали никаких отключений.</text:p>
      <text:p text:style-name="P3">- Ложная тревога? - хмуро предположил Акар, потирая рукой лоб. Видно было, что он тоже не успел прийти в себя после сна.</text:p>
      <text:p text:style-name="P3">- Вариант с неисправной сигнализацией становится все меньше похож на шутку, - согласился Нибхат.</text:p>
      <text:p text:style-name="P3">Оставались только генераторы кислорода. Они направились к очередному отсеку. Свист аварийной системы постепенно усиливался - или это только мерещилось Ниву.</text:p>
      <text:p text:style-name="P3">- Что-то со станцией творится... в этот раз, - проговорил Нив, когда они плыли по коридору.</text:p>
      <text:p text:style-name="P3">Акар, постоянно отстававший от них, что-то невнятно проговорил в знак согласия.</text:p>
      <text:p text:style-name="P3">Нибхат держался впереди всех, энергично перехватывая руками поручни на стенах, несмотря на тяжелое астматичное дыхание. Из-за мелькающего аварийного освещения Ниву казалось, что его фигура на какие-то мгновения исчезает в кровавом мареве.</text:p>
      <text:p text:style-name="P3">В отсеке с генераторами кислорода было пугающе тихо. Они замерил, не веря своим глазам. Генераторы действительно отключились. Все.</text:p>
      <text:p text:style-name="P3">- Вот... ката... - пораженно пробормотал Нибхат и открыл щиток на одном из высоких металлических коробов в центре отсека.</text:p>
      <text:p text:style-name="P3">- Как так, все же было бы в порядке... Ты же проверял, - сказал Акар.</text:p>
      <text:p text:style-name="P3"><text:soft-page-break/>Нибхат ничего не отвечал. Он недовольно закрыл щиток и переместился ко второму генератору, затем оставил и его тоже и подплыл к стене, оттолкнувшись от короба, к силовой панели, на которой мигали два красных огонька.</text:p>
      <text:p text:style-name="P3">- Мы переключились на баллоны, - сказал Нибхат, - но их надолго не хватит. Нужно срочно сообщить в цетр.</text:p>
      <text:p text:style-name="P3">Нибхат повернулся к Ниву. Лицо его раскраснелось, лоб был потным.</text:p>
      <text:p text:style-name="P3">- А я попробую все-таки здесь разобраться.</text:p>
      <text:p text:style-name="P3">Нив стал спешно пробираться по коридору к рубке, стараясь сильно отталкиваться от стен. Он больно ударился плечом. Из-за волнения он вновь стал таким же неуклюжим, как и в самые первые дни на станции. </text:p>
      <text:p text:style-name="P3">По пути ему встретился Прат - тот сначала удивленно уставился на него, а затем что-то прокричал ему вслед, - но Нив не обращал на него внимания. Связь с центром. Он действовал по инструкции.</text:p>
      <text:p text:style-name="P3">- Стало ли известно, что послужило причиной неисправности? - бесстрастно спросил голос из передатчика.</text:p>
      <text:p text:style-name="P3">- Мой инженер сейчас пытается выяснить причину, - сказал Нив. - Но мне кажется, что стоит выслать за нами корабль на тот случай, если...</text:p>
      <text:p text:style-name="P3">- Хорошо, - прозвучал отдающий металлическим звоном голос. - Мы вышлем к вам Адхини. Ориентировочное время прибытия - через восемнадцать часов. Начиная с этого момента мы будем выходить на связь каждые два часа. Следующий сеанс связи в...</text:p>
      <text:p text:style-name="P3">Но Нив уже не слушал. Восемнадцать часов. Он силился вспомнить, на сколько должно хватить резервных запасов воздуха в баллонах.</text:p>
      <text:p text:style-name="P3">После того, как передача с центром завершилась, все собравшиеся в рубке, даже Прат, выжидающе смотрели на Нива, как будто были уверены, что он должен что-то сказать.</text:p>
      <text:p text:style-name="P3">- Ситуация под контролем, - проговорил Нив и тут же пожалел, подумав, насколько глупо прозвучали эти слова. - Сейчас подключилась резервная магистраль. Баллонов со сжатым воздухом хватит на... - Ниву не понимал, как он мог забыть такие вещи. - И в любом случае, я уверен, мы в ближайшее время устраним неполадку.</text:p>
      <text:p text:style-name="P3">Нив подумал - а поверил ли ему хоть кто-нибудь, ведь ему даже не удалось изобразить уверенность в голосе. Но, с другой стороны, быть может Нибхат и правда уже обнаружил причину отключения генераторов, пока он пытался произносить свою речь.</text:p>
      <text:p text:style-name="P3">- Занимайтесь своими делами, - добавил Нив. - Можете считать, что ничего не произошло. Корабль необходимо было вызвать согласно процедуре, но... но в действительности мы и сами скоро устраним все проблемы. В течение ближайших часов. Скорее всего вы даже не заметите, как...</text:p>
      <text:p text:style-name="P3"><text:soft-page-break/>Под потолком продолжал звучать протяжный аварийный сигнал.</text:p>
      <text:p text:style-name="P3">- А вы ведь проверяли генераторы кислорода, когда прилетели на станцию? - спросил Прат.</text:p>
      <text:p text:style-name="P3">- Да, - ответил Нив, - и в тот момент никаких признаков... ничего обнаружено не было.</text:p>
      <text:p text:style-name="P3">- А как могло так произойти, что тогда вы ничего не обнаружили, а сейчас отключились сразу все генераторы?</text:p>
      <text:p text:style-name="P3">- Я пока не готов давать отчет, - отрезал Нив. - Будьте уверены, что мы сообщим вам как только причина неполадки станет известна.</text:p>
      <text:p text:style-name="P3">Нив выбрался из рубки и отправился в отсек, где работал Нибхат. Из-за аварийного освещения все перед ним застилало какое-то кровавое марево, точно в глазах лопнули все кровеносные сосуды. Нескончаемая сигнализация словно подгоняла его.</text:p>
      <text:p text:style-name="P3">Неожиданно ярко-красный свет погас - на секунду стало темно так, что Нив даже испуганно вздрогнул, крепко обхватив руками поручень, прижавшись к стене, решив, что его подводят глаза, но потом вновь загорелось обычное тусклое освещение. Замолк и сводящий с ума аварийный сигнал.</text:p>
      <text:p text:style-name="P3">Неужели он уже сделал это, подумал Нив. Нив даже пожалел, что связался с центром и вызвал корабль для эвакуации команды. Он радостно устремился в конец коридора, быстро перехватывая поручни на стенах.</text:p>
      <text:p text:style-name="P3">Генераторы по-прежнему не работали, дверца силового щитка на стене была открыта. В отсеке было душно, стоял запах горелой проводки. И Нибхата внутри не было.</text:p>
      <text:p text:style-name="P3">Нив недоуменно осмотрел генераторы, приблизился к силовому щитку. К стене был прикреплен открытый чемондан с инструментами Нибхата. Нив почувствовал, как на лбу у него начинает выступать испарина из-за странной необъяснимой духоты, как если бы воздуховоды у потолка сошли с ума из-за короткого замыкания и стали гнать в отсек раскаленные потоки. Нив не мог даже представить, что совсем недавно он умудрился провести в этом помещении всю ночь.</text:p>
      <text:p text:style-name="P3">Нив выбрался в коридор и встал у открытых дверей в отделение с генераторами кислорода. Дышать в коридоре было легче, а после того, как отключилась сигнализация Ниву казалось, что его окружает мертвая непроницаемая тишина - как в безвоздушном пространстве. </text:p>
      <text:p text:style-name="P3">Через несколько минут появился Нибхат.</text:p>
      <text:p text:style-name="P3">- Ты куда уходил? - спросил Нив как только Нибхат приблизился.</text:p>
      <text:p text:style-name="P3">- Да отключил этот аварийный сигнал, будет он неладен, - сказал Нибхат. - Так ведь лучше, не правда ли? Хотя бы думать можно...</text:p>
      <text:p text:style-name="P3">- Согласен, - сказал Нив. - А тебе удалось понять, что произошло?</text:p>
      <text:p text:style-name="P3">Они вернулись в отсек. Нибхат вновь стал возиться с генераторами. <text:soft-page-break/>Лицо Нибхата совсем раскраснелось, как будто кровь прилила к голове из-за перепадов давления. Нив вдруг почуствовал легкое головокружение из-за духоты.</text:p>
      <text:p text:style-name="P3">- Пока ничего не понятно, - пробормотал Нибхат. - Может хоть без этой вопилки у меня получится сосредоточиться.</text:p>
      <text:p text:style-name="P3">Нив глубоко вздохнул. На секунду ему показалось, что он вспомнил сон, который, как он считал, снился ему ночью, перед тем, как его разбудил нервный писк аварийной системы, первый его сон на станции - но нет, то была лишь какая-то смутная тень, возможно, отголски другого приснившегося ему много лет назад сновидения, которое он также давно уже позабыл.</text:p>
      <text:p text:style-name="P3">- Я не нашел никаких неисправностей, - продолжал Нибхат. - Они просто перестали работать. И не включаются.</text:p>
      <text:p text:style-name="P3">Нив смотрел, как Нибхат медленно плавает в отсеке - от одного генератора к другому.</text:p>
      <text:p text:style-name="P3">- А почему здесь так душно? - спросил Нив. - Так ведь не должно быть, даже если генераторы не работают. И именно в этом отсеке.</text:p>
      <text:p text:style-name="P3">- Здесь слабая система вентиляции.</text:p>
      <text:p text:style-name="P3">- До такой степени? - удивился Нив.</text:p>
      <text:p text:style-name="P3">Нибхат остановился и недовольно посмотрел на Нива.</text:p>
      <text:p text:style-name="P3">- Слушай, я пытаюсь разобраться с проблемой. И мне будет немного легче, если меня перестанут отвлекать.</text:p>
      <text:p text:style-name="P3">Нив даже не помнил, когда видел Нибхата таким раздраженным - хотя он знал его в действительности лишь несколько дней.</text:p>
      <text:p text:style-name="P3">- Ты надеюсь понимаешь, что тут тебе... надоедаю не из-за любопытства. Именно мне придется отчитываться перед центром. И именно меня все будут спрашивать, что у нас происходит, а не тебя.</text:p>
      <text:p text:style-name="P3">- Да, извини, - вздохнул Нибхат. - Но что ты хочешь, чтобы я ответил? Я пока не разобрался в проблеме. Да, ты абсолютно прав - здесь душно. Такой ответ тебя устроит?</text:p>
      <text:p text:style-name="P3">Нив подумал, что и правда стоит оставить Нибхата одного - все равно он ничем бы не смог ему помочь. </text:p>
      <text:p text:style-name="P3">Он сказал:</text:p>
      <text:p text:style-name="P3">- Я зайду перед следующим сеансом связи. И очень надеюсь, что ты сможешь мне сказать что-то кроме жалоб на то, что тебе все вокруг мешает работать.</text:p>
      <text:p text:style-name="P3">- Я тоже, - буркнул.</text:p>
      <text:p text:style-name="P3">Нив уже собирался уходить, но замешался и спросил:</text:p>
      <text:p text:style-name="P3">- Да, и ты не помнишь, на какое примерно время, ну с учетом дополнительных людей..., должно хватить баллонов?</text:p>
      <text:p text:style-name="P3">До следующего сеанса связи оставалось полтара часа.</text:p>
      <text:p text:style-name="P3"><text:soft-page-break/>Нив вернулся в свою каюту и попытался заснуть в надежде, что ему снова приснился тот позабытый сон, который по каким-то причинам начал волновать его даже больше, чем отказ системы жизнеобеспечения, как если бы заснув он смог бы понять причины происходящего куда лучше, чем Нибхат, работающий в машинном отсеке. Нив и вправду начал засыпать. Ему казалось, что все вокруг как-то странно переместился в пространстве, зыбкое равновесие, державшее станцию на устойчивой орбите, нарушилось, и они неотвратимо проваливается в темноту. Его тело, лишенное веса, начинает наливаться тяжестью и медленно притягивается к полу.</text:p>
      <text:p text:style-name="P3">Но потом дверь его каюты открылась - он забыл запереть ее изнутри. Внутрь протиснулся Прат.</text:p>
      <text:p text:style-name="P3">- О, а я вас ищу, - сказал Прат. - Извините, если я... Но вы ведь обещали сообщить, как только будут какие-то изменения... Другие члены команды беспокоятся.</text:p>
      <text:p text:style-name="P3">- Пока изменений нет, - сказал Нив, поднимаясь.</text:p>
      <text:p text:style-name="P3">- Да? А мне показалось... Да и сигнализация перестала работать...</text:p>
      <text:p text:style-name="P3">- Мы просто ее отключили.</text:p>
      <text:p text:style-name="P3">- С другой стороны, - продолжал Прат, - стало как-то душновато... Но это ведь, наверное, только кажется, да? Резервная магистраль ведь по-прежнему работает?</text:p>
      <text:p text:style-name="P3">- Разумеется, - хмыкнул Нив. - В противном случае мы...</text:p>
      <text:p text:style-name="P3">- Да, да, конечно, - закивал Прат.</text:p>
      <text:p text:style-name="P3">Лицо у него было влажным от пота, губы казались пунцовыми.</text:p>
      <text:p text:style-name="P3">- И все-таки я не понимаю, - сказал Прат. - Неужели вы даже не смогли обнаружить, почему генераторы перестали работать?</text:p>
      <text:p text:style-name="P3">Нив вытер рукавом куртки влажный лоб. Прат не ошибался - дышать стало сложно не только в отсеке с генераторами кислорода.</text:p>
      <text:p text:style-name="P3">- Слушайте, - сказал Нив; ему хотелось, чтобы Прат ушел, он готов был даже открыто попросить его об этом, - Нибхат отличный специалист. Я полностью уверен в том, что он... Сейчас Нибхат как раз занимается поисками причины неполадки. Я полностью уверен, что в ближайшее время все системы снова будут работать.</text:p>
      <text:p text:style-name="P3">- Разумеется, разумеется, - сказал Прат. - Но вы же сами понимаете, ситуация немного... нетипичная. Да и вся эта неизвестность... В общем, есть о чем поволноваться.</text:p>
      <text:p text:style-name="P3">- Волноваться не нужно, - сказал Нив. - Если мы даже не сможем починить генераторы, а я уверен, что сможем, то улетим отсюда на Адхини через... - Нив посмотрел на свои наручные часы, - меньше чем, через семнадцать часов.</text:p>
      <text:p text:style-name="P3">- Разумеется, - повторил Прат и направился к выходу. - Не буду вас <text:soft-page-break/>больше... отвлекать, - добавил он.</text:p>
      <text:p text:style-name="P3">Нив подумал, что вот, наконец-то он сможет хоть ненадолго уснуть. До сеанса связи оставался лишь час.</text:p>
      <text:p text:style-name="P3">- И все-таки, - сказал Прат уже из коридора, как будто ни к кому не обращаясь, - и все-таки здесь стало душно.</text:p>
      <text:p text:style-name="P3">Во время следующей передачи с центром уже присутствовал и Нибхат, но говорил по-прежнему только Нив. Никаких изменений не было. Они все еще пытаются понять причины отказа системы жизнеобеспечения. Голос из приемника звучал так, словно его обладатель - где-то там, в двадцати тысячах миль под ними - и не ожидал услышать что-то другое.</text:p>
      <text:p text:style-name="P3">Следующий сеанс связи через два часа. Приемник отключился. Речей от Нива уже не ждали, и рубка быстро опустела, хотя Прат снова начал с расспросами, следуя за Нивом по коридору. Ниву совсем не хотелось с ним говорить, он смешно пообещал, что через два часа все наверняка прояснится и закрылся в своей каюте. Однако спать он уже не мог. К тому же у Нива снова разболелась голова - из-за духоты и запаха горелой проводки, который словно преследовал его.</text:p>
      <text:p text:style-name="P3">Нив копался в своей аптечке, когда в отсек протиснулся Нибхат. Вид у него был обеспокоенный.</text:p>
      <text:p text:style-name="P3">- По-прежнему ничего? - спросил Нив.</text:p>
      <text:p text:style-name="P3">- Не совсем так, - ответил Нибхат. - Я проверил баллоны и получается так, что кислород почему-то расходуется слишком быстро. Его не хватит даже на десять часов.</text:p>
      <text:p text:style-name="P3">- Как так? - испугался Нив. - Утечка?</text:p>
      <text:p text:style-name="P3">- Очень может быть, что и правда утечка, - согласился Нибхат. - Я бы даже был рад, если бы это была утечка. Так по крайней мере... - Нибхат покачал головой. - В любом случае, я решил сразу же тебе сообщить. </text:p>
      <text:p text:style-name="P3">- Да, ты... - не договорил Нив.</text:p>
      <text:p text:style-name="P3">- Непонятно даже, что делать, - сказал Нибхат. - С генераторами тоже неясно.</text:p>
      <text:p text:style-name="P3">- Как непонятно? - возмутился Нив. - Нужно искать утечку! В противном случае мы даже не дотянем до прибытия корабля... Если, конечно, не произойдет чудо, и ты не заставишь работать систему жизнеобеспечения.</text:p>
      <text:p text:style-name="P3">- Искать? - хмыкнул Нибхат. - Ты хоть представляешь себе протяженность магистрали? На это может уйти много часов, куда больше, чем... у нас осталось.</text:p>
      <text:p text:style-name="P3">Нив совсем забыл про аптечку, и ее содержимое разлетелось в воздухе - моток бинтов, перетянутый клейкой лентой, какой-то гибкий прозрачный жгут, как дыхательная трубка для инкубирования больных, у которых отказывают легкие, таблетки в целлофановых упаковках.</text:p>
      <text:p text:style-name="P3"><text:soft-page-break/>Нибхат даже не спросил его, что он ищет в аптечке.</text:p>
      <text:p text:style-name="P3">- Тогда сделаем так, - сказал Нив. - Ты продолжаешь заниматься генераторами. Только генераторами. Понимаешь?</text:p>
      <text:p text:style-name="P3">Нибхат кивнул головой.</text:p>
      <text:p text:style-name="P3">- А я с остальными буду искать утечку.</text:p>
      <text:p text:style-name="P3">Нив схватил проплывавшую рядом с ним с таблетку и присмотрелся к надписям на упаковке, потом раздраженно отшвырнул таблетку в сторону.</text:p>
      <text:p text:style-name="P3">- Как скажешь, - согласился Нибхат.</text:p>
      <text:p text:style-name="P3">- Сколько у нас есть времени, прежде чем..? - спросил Нив.</text:p>
      <text:p text:style-name="P3">- Я не уверен, - пробомотал Нибхат. - Еще же точно неизвестно, почему воздух уходит так быстро. Но... если судить по текущим показаниям... мне кажется, что не меньше пяти часов.</text:p>
      <text:p text:style-name="P3">Нужно было действовать быстро. У Нива возникло такое чувство, что все происходящее лишь жестокая проверка для него - вроде мнительного допроса, который устроил ему Прат день назад, - и он должен доказать, что справиться с любыми проблемами.</text:p>
      <text:p text:style-name="P3">Нив решил ничего пока не сообщать Прату. У него не было времени подробно объяснять тому, что конкретно случилось, почему они не обнаружили это раньше и как могло такое произойти, если раньше все работало исправно.</text:p>
      <text:p text:style-name="P3">Нив взял с собой Акара и Эвама. Акар отнесся к новости спокойно, словно ожидал, что неполадками в генераторах все не закончится, а Эвам начал заметно паниковать.</text:p>
      <text:p text:style-name="P3">Им нужно было разделиться - чтобы быстрее проверить воздушную магистраль, - однако Нив не хотел отпускать Эвама одного. Руки у парня тряслись, он часто дышал. Нив думал, как бы приободрить его, когда они вместе спускались по тоннелю, но не мог ничего придумать.</text:p>
      <text:p text:style-name="P3">- Я не сомневаюсь, что Нибхат справится, - сказал он наконец. - Даже если мы ничего не найдем. Но это не значит... - поспешил добавить он, но не договорил.</text:p>
      <text:p text:style-name="P3">Нив знал, что они просто обязаны найти. Устранить утечку представлялось ему куда более посильной задачей, чем пытаться понять, почему отключились генераторы, которые бесперебойно работали много лет подряд, постоянно проходили обслуживание, десятки раз подвергались дотошным проверкам. Но давление в магистрали везде было равномерным - Нив составил их маршрут так, чтобы они все время пересекались с Акаром, но тот тоже ничего не находил. Магистраль казалась совершенно исправной, словно они просто дышали больше, чем это полагалось по инструкции.</text:p>
      <text:p text:style-name="P3">- Может, воздух расходуется слишком быстро не из-за какой-то <text:soft-page-break/>утечки, - предположил Акар, в очередной раз сообщив, что ничего не может найти. - Ведь нас сейчас на станции почти в два раза больше людей.</text:p>
      <text:p text:style-name="P3">- Нибхат говорит, что запаса, если на станции только команда профилактики, должно хватать на пятьдесят часов, - сказал Нив. - Даже если это время уменьшить в два раза, то это явно не пять часов.</text:p>
      <text:p text:style-name="P3">Головная боль усиливалась. Нив уже давно дышал ртом - ему не хватало воздуха. Ему постоянно казалось, что длинные монотонные тоннели станции проваливаются куда-то вниз, в темноту, электрический свет постепенно тускнеет, и даже просто передвигаться в невесомости становится сложнее, чем раньше.</text:p>
      <text:p text:style-name="P3">Эвам был совсем бледный.</text:p>
      <text:p text:style-name="P3">- А может, кто-то ошибся в расчетах? - сказал Эвам дрожащим голосом. - Резервная магистраль когда-либо использовалась до нас?</text:p>
      <text:p text:style-name="P3">- Учитывая, что генераторы впервые вышли из строя, резервная магистраль очевидно не использовалась, - сказал Акар.</text:p>
      <text:p text:style-name="P3">- Да, но это не значит... - Нив глубоко вздохнул. - Даже если кто-то, как ты говоришь, ошибся в расчетах, нам это сейчас никак не поможет - все равно надо проверить всю магистраль.</text:p>
      <text:p text:style-name="P3">Эвам что-то невнятно пробормотал в ответ.</text:p>
      <text:p text:style-name="P3">- Здесь не может быть ошибки, - добавил Нив, хотя в действительности совсем не был в этом уверен.</text:p>
      <text:p text:style-name="P3">Нив старался, чтобы его голос звучал как можно спокойнее - он совсем не взволнован, все под контролем, у них есть план - прямо как голос из передатчика, который отвечал неизменное "хорошо" на все его отчеты.</text:p>
      <text:p text:style-name="P3">Во время сеанса связи им вновь мешали помехи - Ниву приходилось повторять по несколько раз и слышать в ответ лишь надсадный хрип, в котором с трудом угадывались отдельные слова.</text:p>
      <text:p text:style-name="P3">Нив пожалел, что не сообщил о проблемах с резервной магистралью раньше - он так старался казаться расчетливым и хладнокровным, что совсем забыл об этом. И теперь они потеряли целый час - час, который они могли дышать.</text:p>
      <text:p text:style-name="P3">Нив сообщил по коммутатору о внеочередном сеансе связи и даже не стал дожидаться, пока все соберутся в рубке. Прав и его вспутники появились из коридора, когда Нив уже докладывал командному центру о новой проблеме - он чувствовал, что нельзя терять ни минуты, хотя только потерял целый час.</text:p>
      <text:p text:style-name="P3">- К сожалению, - сказал бесстрастный голос, - корабль не может прибыть на станцию раньше, чем через пятнадцать-шестнадцать часов. Вам необходимо устранить... какую-нибудь из проблем самостоятельно.</text:p>
      <text:p text:style-name="P3">Нив подумал, что этот ответ звучит как приговор. Шестнадцать часов. <text:soft-page-break/>Два часа до следующего сеанса связи. Сколько еще сеансов связи им осталось?</text:p>
      <text:p text:style-name="P3">- А я, судя по всему, совсем не в курсе того, что происходит, - недовольно сказал Прат, когда Нив отключил передатчик. - Мы же с вами договаривались, что вы будете регулярно мне обо всем докладывать.</text:p>
      <text:p text:style-name="P3">- Вы знаете, - язвительно сказал Нив, - когда мы с вами договаривались, я считал, что я нас несколько больше времени. А сейчас я немного занят. Я пытаюсь спасти...</text:p>
      <text:p text:style-name="P3">Нив направился к выходу из рубки, но путь ему преградили молчаливые спутники Прата.</text:p>
      <text:p text:style-name="P3">- На разговор со мной не требуется много времени, - натянуто вежливо сказал Прат.</text:p>
      <text:p text:style-name="P3">Он вновь поджимал губы и даже чуть втягивал щеки, из-за чего лицо казалось каким-то фальшивым и неподвижным как резиновая маска.</text:p>
      <text:p text:style-name="P3">- При это я проше вас сообщать мне обо всем не из прихоти, - голос Прата стал строже, затем снова смягчился, - а потому что действительно могу помочь.</text:p>
      <text:p text:style-name="P3">- И чем же вы можете помочь? - вспылил Нив. - Своими тупыми расспросами?</text:p>
      <text:p text:style-name="P3">Он решительно двинулся на охранника, смутно надеясь, что он отступится как и в прошлый раз и дадут ему выйти из рубки, однако охранник, напротив, лишь подался вперед, закрывая собой проход в коридор. Нив подумал - неужели он не понимает, - ему достаточно лишь слегка толкнуть его, чтобы он отлетел к стене.</text:p>
      <text:p text:style-name="P3">- <text:s/>Мне не особенно интересно, что вы думаете о моих методах, - раздраженно сказал Прат. - Я лишь все больше убеждаюсь в том, что все мои опасения оказались верны. На станции под вашим руководством происходит что-то не...</text:p>
      <text:p text:style-name="P3">Прат запнулся, так и не сумев подобрать нужное слово.</text:p>
      <text:p text:style-name="P3">- Будьте уверены, - сказал он, - что, когда мы вернемся, я непременно доложу обо всех своих наблюдениях в центр.</text:p>
      <text:p text:style-name="P3">- Если вернемся! - вырвалось у Нива.</text:p>
      <text:p text:style-name="P3">Он с ненавистью посмотрел на рослого мужчину, преграждавшего ему путь, нависавшему над ним, придерживаясь за наличники двери, и тот, как-то быстро переглянувшись с Пратом, неожиданно отодвинулся в сторону. Нив оттолкнулся от косяка двери и нырнул в коридор.</text:p>
      <text:p text:style-name="P3">- Подождите! - крикнул Прат и последовал за ним. - Нам вовсе не нужно ссориться. Ссоры ведь не помогут...</text:p>
      <text:p text:style-name="P3">Нив даже не смотрел на него быстро отталкиваясь от поручней на стенах. Прат отставал.</text:p>
      <text:p text:style-name="P3">- Я понимаю, что наше знакомство началось несколько... - говорил <text:soft-page-break/>Прат, часто дыша. - Но вы недооцениваете мою помощь, я...</text:p>
      <text:p text:style-name="P3">Нив молчал. Голова его раскалывалась от боли.</text:p>
      <text:p text:style-name="P3">- Да, возможно, я и сам был во многом не прав, - говорил Прат, нагоняя его. - Но, вы понимаете, меня же специально обучали... Я хорошо знаком... Я понимаю, как нужно действовать в таких ситуациях.</text:p>
      <text:p text:style-name="P3">Нив перестал двигаться рывками и теперь просто перехватывал руками за поручень, придвинувшись почти вплотную к стене.</text:p>
      <text:p text:style-name="P3">- Вот, например, вы же проверял резервную магистраль, когда прилетели сюда? - спросил Прат.</text:p>
      <text:p text:style-name="P3">- Разумеется, - ответил Нив, передразнивая его интонацию.</text:p>
      <text:p text:style-name="P3">- И что вы делали? - спросил Прат и тут же добавил: - Поймите, я вовсе не сомневаюсь в том, что проверка была сделана... правильно. Меня просто интересует сама... технология, что конкретно вы делали...</text:p>
      <text:p text:style-name="P3">Нив остановился.</text:p>
      <text:p text:style-name="P3">- Есть специальная машина, - сказал он. - С помощью нее можно проверить целостность магистрали и давление. Однако она совершенно бесполезна, если магистраль уже задействована.</text:p>
      <text:p text:style-name="P3">Прат непонимающе посмотрел на него.</text:p>
      <text:p text:style-name="P3">- Машина не электрическая, - начал объяснять Нив, - а пневматическая. Если же магистраль уже работает, то есть другие системы, которые постоянно мониторят...</text:p>
      <text:p text:style-name="P3">- Как я понимаю, - сказал Прат, - если мы находимся на резервном канале, то утечку или какую другую... схожую проблему можно найти практически мгновенно?</text:p>
      <text:p text:style-name="P3">- В теории - да, - ответил Нив.</text:p>
      <text:p text:style-name="P3">- А в чем же тогда у нас проблема? - спросил Прат и сам же продолжил: - Впрочем, дайте я угадаю, эти ваши системы ничего не показывают, но кислород в то же врем все равно расходуется слишком быстро?</text:p>
      <text:p text:style-name="P3">Нив кивнул головой.</text:p>
      <text:p text:style-name="P3">- Из чего следует, - рассудительно продолжал Прат, - что или у нас в действительности нет никакой утечки, но это, как ни странно, не самый обнадеживающий вывод, или что проблема, скорее всего, в самих этих системах?</text:p>
      <text:p text:style-name="P3">- Да, - сказал Нив, - примерно так мы и думаем.</text:p>
      <text:p text:style-name="P3">- А та пневматическая машина... - сказал Прат. - Она нужно только для проверки и не более? Я ведь так понимаю, она может работать абсолютно автономно от электрической сети?</text:p>
      <text:p text:style-name="P3">- Да, только для проверки, - ответил Нив. - Если хотите, можем уточнить это у Нибхата. Он должен прекрасно разбираться в устройстве самой машины. Только я совсем не понимаю, как это может помочь.</text:p>
      <text:p text:style-name="P3"><text:soft-page-break/>- Я пока тоже. Но, вы знаете, у меня есть... какое-то предчувствие... - задумчиво проговорил Прат. - Вы, кстати, проверяли эту машину после того, как отказали генераторы?</text:p>
      <text:p text:style-name="P3">Голова у Нива болела так сильно, что было сложно даже просто сосредоточиться на чем-то. Ниву вдруг захотелось, чтобы кто-нибудь взял на себя командование, говорил ему, что надо делать.</text:p>
      <text:p text:style-name="P3">Он вернулся с Пратом назад, и они вместе свернули в другой коридор, миновали Акара, выходившего из своей каюты, который удивленно посмотрел им вслед.</text:p>
      <text:p text:style-name="P3">В отсеке, где стояла пневматическая машина, было темно. Лишь тихо блестела в сумраке серебристая поверхность большого угловатого устройства и слышался ровный монотонный гул. Нив стал шарить по стене в поисках тумблера, чтобы включить свет.</text:p>
      <text:p text:style-name="P3">- Как-то тут... - не договорил Прат.</text:p>
      <text:p text:style-name="P3">Вот. Отрывистый щелчок. Нив слегка оттолкнулся от стены и медленно поплыл в дрожащем свету потолочных ламп.</text:p>
      <text:p text:style-name="P3">- Что-то не похоже, что эта штука выключена, - сказал Прат, касаясь ладонью серебристого кораба. - Слышите гул?</text:p>
      <text:p text:style-name="P3">- Действительно, - Нив наклонился к машине, прислонившись ухом к ее металлической поверхности. </text:p>
      <text:p text:style-name="P3">Слышался ровный утробный гул, чем-то напоминавший дыхание.</text:p>
      <text:p text:style-name="P3">- Но здесь нет никаких индикаторов, - удивленно сказал Прат. - Как вы вообще используете это устройство?</text:p>
      <text:p text:style-name="P3">- Вот здесь...</text:p>
      <text:p text:style-name="P3">Нив открыл небольшой щиток на боковой панели - внутри было два аналоговых циферблата, похожих на датчика давления у баллонов со сжатым газом.</text:p>
      <text:p text:style-name="P3">- Но они ведь оба на нуле, - оторопело сказал Прат.</text:p>
      <text:p text:style-name="P3">- Да, - ответил Нив. - Так и должно быть, когда машина не работает.</text:p>
      <text:p text:style-name="P3">- Но она же работает! Вы же сами слышите! - Голос Прата почти сорвался на крик.</text:p>
      <text:p text:style-name="P3">Нив снова прислушался к механизму. Металлический короб слегка вибрировал.</text:p>
      <text:p text:style-name="P3">- Думаю, нам не помешает помочь вашего друга, - сказал Прат уже более спокойным голосом.</text:p>
      <text:p text:style-name="P3">Свет у потолка загорелся ярче, стал пронзительно белым, как во время грозовой вспышки, а затем снова потускнел.</text:p>
      <text:p text:style-name="P3">Нибхат, недовольный поначалу, что его отвлекают от работы - Нив даже не смог внятно объяснить ему, что происходит, - замер от удивления, как только его провели в отсек.</text:p>
      <text:p text:style-name="P3">- Как? - выдохнул он. - Что вы сделали?</text:p>
      <text:p text:style-name="P3"><text:soft-page-break/>- Мы ничего не делали, - сказал Нив. - Я только включил свет.</text:p>
      <text:p text:style-name="P3">- Да, вы тоже это чувствуете? - самодовольно сказал Прат. - Машина явно работает, хотя и непонятно...</text:p>
      <text:p text:style-name="P3">- Этого не может быть, - пробормотал Нибхат. - Она нужна, чтобы проверять исправной незадействованной магистрали. Она просто не предназначена...</text:p>
      <text:p text:style-name="P3">Он открыл щиток, но приборы ничего не показывали.</text:p>
      <text:p text:style-name="P3">- Но ведь что-то же она делает, - сказал Прат. - И, судя по всему, это что-то расходует наш кислород.</text:p>
      <text:p text:style-name="P3">- Невозможно, - повторил Нибхат. </text:p>
      <text:p text:style-name="P3">Он начал снимать с пневматической машины кожух. Нив принялся помогать ему - он не мог больше безучастно следить за происходящим.</text:p>
      <text:p text:style-name="P3">- Что вы делаете? - настороженно спросил Прат.</text:p>
      <text:p text:style-name="P3">- Хотим посмотреть, что внутри, - ответил ему Нив. - А у вас есть другие предложения?</text:p>
      <text:p text:style-name="P3">Кожух не поддавался - видимо, он вообще не был съемным. Нибхат открутил несколько болтов, но кожух по-прежнему что-то держало. Тогда Нибхат вогнал отвертку по самую рукоять между тонкой пластиной защитного кожуха и стальным остовом машины. Нив с силой потянул вверх, и внутри что-то заскрежетало.</text:p>
      <text:p text:style-name="P3">- Остороженее, - обеспокоенно сказал Прат.</text:p>
      <text:p text:style-name="P3">- Если мы даже ее сломаем... - начал Нибхат и не договорил.</text:p>
      <text:p text:style-name="P3">Кожух со скрипом сдвинулся вверх - теперь он держался за корпус только с одной из четырех сторон.</text:p>
      <text:p text:style-name="P3">- Так, пошло... - удовлетворенно сказал Нибхат. - Давай, тяни!</text:p>
      <text:p text:style-name="P3">- Но мы ведь не знаем, что делает эта машина! - взмолился Прат.</text:p>
      <text:p text:style-name="P3">- Я уже сказал вам, - хмуро ответил Нибхат, вновь орудая отверткой как рычагом. - Она ничего не делает. Она практически бесполезна. По крайней мере сейчас.</text:p>
      <text:p text:style-name="P3">- И вы сами сказали, что она скорее всего виновата в утечке, - добавил Нив.</text:p>
      <text:p text:style-name="P3">- Но вы хоть знаете, как ее отключить? - спросил Прат.</text:p>
      <text:p text:style-name="P3">- Формально... - проговорил Нибхат, вновь загоняя отвертку в щель между кожухом и корпусом - последнее крепление никак не поддавалось, - формально, она она сейчас не работает...</text:p>
      <text:p text:style-name="P3">Кожух снова заскрипел, а гул внутри машины неожиданно усилился. </text:p>
      <text:p text:style-name="P3">- Поэтому...</text:p>
      <text:p text:style-name="P3">Послышался ломкий треск.</text:p>
      <text:p text:style-name="P3">- Отвечая на ваш вопрос...</text:p>
      <text:p text:style-name="P3">Мателлическая панель изогнулась и застонала.</text:p>
      <text:p text:style-name="P3">- Я скажу, что...</text:p>
      <text:p text:style-name="P3"><text:soft-page-break/>Корпус стал наконец медленно подаваться вперед.</text:p>
      <text:p text:style-name="P3">- Давай, тяни! - крикнул Нибхат и сам присоединился к Ниву.</text:p>
      <text:p text:style-name="P3">Раздался протяжный скрип, а затем оглушительный хлопок - как будто взорвался баллон с кислородом. Кожух резко взметнулся вверх, ударившись о потолок и разбив лампу, которая с хрупким звоном разлетелась на блестящие искры. </text:p>
      <text:p text:style-name="P3">Из развороченной машины била мощная струя воздуха. Нибхат, проревев что-то нечленораздельное, бросился к машине, но его отбросило в сторону, и он беспомощно отлетел к стене точно поломанная кукла. Прат со страха вывалился в коридор. Нив метнулся к приборной панели в стене, но ничего не помогало. В отсеке запахло озоном, головная боль почти прошла, вместо этого Нив почувствовал головокружение - он был как будто пьяный, перед глазами все плыло. Струя воздуха, бившая из машины, сначала ослабла, а потом и вовсе иссякла.</text:p>
      <text:p text:style-name="P3">- Надо отключить рециркуляцию! - крикнул Нибхат, который только что пришел в себя после удара, но было уже поздно.</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21H25M59S</meta:editing-duration>
    <meta:editing-cycles>19</meta:editing-cycles>
    <meta:generator>OpenOffice.org/3.1$Win32 OpenOffice.org_project/310m11$Build-9399</meta:generator>
    <dc:date>2009-11-06T04:21:36.70</dc:date>
    <dc:creator>Василий Воронков</dc:creator>
    <meta:document-statistic meta:table-count="0" meta:image-count="0" meta:object-count="0" meta:page-count="51" meta:paragraph-count="638" meta:word-count="18266" meta:character-count="117781"/>
    <meta:user-defined meta:name="Info 1"/>
    <meta:user-defined meta:name="Info 2"/>
    <meta:user-defined meta:name="Info 3"/>
    <meta:user-defined meta:name="Info 4"/>
  </office:meta>
</office:document-meta>
</file>